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loext:opacity="10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loext:opacity="1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loext:opacity="1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loext:opacity="1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loext:opacity="1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loext:opacity="1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loext:opacity="1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loext:opacity="1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loext:opacity="1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loext:opacity="1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loext:opacity="1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loext:opacity="1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loext:opacity="1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loext:opacity="1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loext:opacity="1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loext:opacity="1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loext:opacity="1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loext:opacity="1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loext:opacity="1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loext:opacity="1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loext:opacity="1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loext:opacity="1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loext:opacity="1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loext:opacity="1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loext:opacity="1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loext:opacity="100%" style:font-name="Arial" fo:font-size="12pt" fo:font-style="normal" fo:font-weight="normal" officeooo:rsid="006e92f6"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loext:opacity="100%" style:font-name="Arial" fo:font-size="12pt" fo:font-style="normal" fo:font-weight="normal" officeooo:rsid="006e92f6"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loext:opacity="100%" style:font-name="Arial" fo:font-size="12pt" fo:font-style="normal" fo:font-weight="normal" officeooo:rsid="006e92f6"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loext:opacity="1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loext:opacity="1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loext:opacity="1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loext:opacity="1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loext:opacity="1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loext:opacity="1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loext:opacity="1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loext:opacity="1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loext:opacity="1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loext:opacity="100%" style:font-name="Arial" fo:font-size="12pt" fo:font-style="normal" fo:font-weight="normal" officeooo:rsid="00a851e4"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loext:opacity="100%" style:font-name="Arial" fo:font-size="12pt" fo:font-style="normal" fo:font-weight="normal" officeooo:rsid="00a851e4"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loext:opacity="100%" style:font-name="Arial" fo:font-size="12pt" fo:font-style="normal" fo:font-weight="normal" officeooo:rsid="00a851e4"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loext:opacity="1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loext:opacity="1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5" style:family="paragraph" style:parent-style-name="Standard">
      <style:text-properties fo:color="#000000" loext:opacity="1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6" style:family="paragraph" style:parent-style-name="Standard">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7" style:family="paragraph" style:parent-style-name="Standard">
      <style:text-properties fo:color="#000000" loext:opacity="1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58" style:family="paragraph" style:parent-style-name="Standard">
      <style:text-properties fo:color="#000000" loext:opacity="1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59" style:family="paragraph" style:parent-style-name="Standard">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60" style:family="paragraph" style:parent-style-name="Standard">
      <style:text-properties fo:color="#000000" loext:opacity="100%" style:font-name="Arial" fo:font-size="12pt" fo:font-style="normal" fo:font-weight="normal" officeooo:rsid="00e9f6b2"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61" style:family="paragraph" style:parent-style-name="Standard">
      <style:text-properties fo:color="#000000" loext:opacity="100%" style:font-name="Arial" fo:font-size="12pt" fo:font-style="normal" fo:font-weight="normal" officeooo:rsid="00e9f6b2"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62" style:family="paragraph" style:parent-style-name="Standard">
      <style:text-properties fo:color="#000000" loext:opacity="100%" style:font-name="Arial" fo:font-size="12pt" fo:font-style="normal" fo:font-weight="normal" officeooo:rsid="00f04287" officeooo:paragraph-rsid="00f04287" style:font-name-asian="Microsoft YaHei" style:font-size-asian="10.5pt" style:font-style-asian="normal" style:font-weight-asian="normal" style:font-name-complex="Arial1" style:font-size-complex="12pt" style:font-style-complex="normal" style:font-weight-complex="normal"/>
    </style:style>
    <style:style style:name="P63" style:family="paragraph" style:parent-style-name="Standard">
      <style:text-properties fo:color="#000000" loext:opacity="100%" style:font-name="Arial" fo:font-size="12pt" fo:font-style="normal" fo:font-weight="normal" officeooo:rsid="01120aa0" officeooo:paragraph-rsid="01120aa0" style:font-name-asian="Microsoft YaHei" style:font-size-asian="10.5pt" style:font-style-asian="normal" style:font-weight-asian="normal" style:font-name-complex="Arial1" style:font-size-complex="12pt" style:font-style-complex="normal" style:font-weight-complex="normal"/>
    </style:style>
    <style:style style:name="P64" style:family="paragraph" style:parent-style-name="Standard">
      <style:text-properties fo:color="#000000" loext:opacity="100%" style:font-name="Arial" fo:font-size="15pt" fo:font-weight="normal" officeooo:rsid="00724233" officeooo:paragraph-rsid="00c2a1ef" style:font-size-asian="15pt" style:font-weight-asian="normal" style:font-size-complex="15pt" style:font-weight-complex="normal"/>
    </style:style>
    <style:style style:name="P65"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66" style:family="paragraph" style:parent-style-name="Standard">
      <style:text-properties fo:color="#666666" loext:opacity="100%" style:font-name="Arial" fo:font-size="15pt" fo:font-weight="bold" officeooo:rsid="002b79ef" officeooo:paragraph-rsid="0047cd17" style:font-size-asian="15pt" style:font-weight-asian="bold" style:font-size-complex="15pt" style:font-weight-complex="bold"/>
    </style:style>
    <style:style style:name="P67" style:family="paragraph" style:parent-style-name="Standard">
      <style:text-properties officeooo:paragraph-rsid="002b79ef"/>
    </style:style>
    <style:style style:name="P68" style:family="paragraph" style:parent-style-name="Standard">
      <style:text-properties officeooo:paragraph-rsid="0049552b"/>
    </style:style>
    <style:style style:name="P69" style:family="paragraph" style:parent-style-name="Standard">
      <style:text-properties officeooo:paragraph-rsid="004b0222"/>
    </style:style>
    <style:style style:name="P70" style:family="paragraph" style:parent-style-name="Standard">
      <style:text-properties officeooo:rsid="004c019b" officeooo:paragraph-rsid="004c019b"/>
    </style:style>
    <style:style style:name="P71" style:family="paragraph" style:parent-style-name="Standard">
      <style:text-properties officeooo:rsid="004ce80a" officeooo:paragraph-rsid="004ce80a"/>
    </style:style>
    <style:style style:name="P72" style:family="paragraph" style:parent-style-name="Standard">
      <style:text-properties officeooo:paragraph-rsid="004ce80a"/>
    </style:style>
    <style:style style:name="P73" style:family="paragraph" style:parent-style-name="Standard">
      <style:text-properties officeooo:rsid="004e2623" officeooo:paragraph-rsid="004e2623"/>
    </style:style>
    <style:style style:name="P74" style:family="paragraph" style:parent-style-name="Standard">
      <style:text-properties officeooo:rsid="00507965" officeooo:paragraph-rsid="00507965"/>
    </style:style>
    <style:style style:name="P75" style:family="paragraph" style:parent-style-name="Standard">
      <style:text-properties officeooo:rsid="0053e51a" officeooo:paragraph-rsid="00546d96"/>
    </style:style>
    <style:style style:name="P76" style:family="paragraph" style:parent-style-name="Standard">
      <style:text-properties officeooo:rsid="0056185e" officeooo:paragraph-rsid="0056185e"/>
    </style:style>
    <style:style style:name="P77" style:family="paragraph" style:parent-style-name="Standard">
      <style:text-properties officeooo:rsid="005b63f9" officeooo:paragraph-rsid="005b63f9"/>
    </style:style>
    <style:style style:name="P78" style:family="paragraph" style:parent-style-name="Standard">
      <style:text-properties officeooo:rsid="006ba9aa" officeooo:paragraph-rsid="006ba9aa"/>
    </style:style>
    <style:style style:name="P79" style:family="paragraph" style:parent-style-name="Standard">
      <style:text-properties fo:color="#729fcf" loext:opacity="100%"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80" style:family="paragraph" style:parent-style-name="Standard">
      <style:text-properties fo:color="#729fcf" loext:opacity="100%"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81" style:family="paragraph" style:parent-style-name="Standard">
      <style:text-properties officeooo:paragraph-rsid="0074abb4"/>
    </style:style>
    <style:style style:name="P82" style:family="paragraph" style:parent-style-name="Standard">
      <style:text-properties officeooo:paragraph-rsid="005ee02f"/>
    </style:style>
    <style:style style:name="P83" style:family="paragraph" style:parent-style-name="Standard">
      <style:text-properties officeooo:paragraph-rsid="005d3794"/>
    </style:style>
    <style:style style:name="P84" style:family="paragraph" style:parent-style-name="Standard">
      <style:text-properties officeooo:paragraph-rsid="0064e9dc"/>
    </style:style>
    <style:style style:name="P85" style:family="paragraph" style:parent-style-name="Standard">
      <style:text-properties officeooo:paragraph-rsid="00742613"/>
    </style:style>
    <style:style style:name="P86" style:family="paragraph" style:parent-style-name="Standard">
      <style:text-properties officeooo:rsid="00ae38ca" officeooo:paragraph-rsid="00ae38ca"/>
    </style:style>
    <style:style style:name="P87" style:family="paragraph" style:parent-style-name="Standard">
      <style:text-properties officeooo:rsid="0074027a" officeooo:paragraph-rsid="0074027a"/>
    </style:style>
    <style:style style:name="P88" style:family="paragraph" style:parent-style-name="Standard">
      <style:text-properties officeooo:paragraph-rsid="0061dc41"/>
    </style:style>
    <style:style style:name="P89" style:family="paragraph" style:parent-style-name="Standard">
      <style:text-properties officeooo:rsid="0054f08c" officeooo:paragraph-rsid="0054f08c"/>
    </style:style>
    <style:style style:name="P90" style:family="paragraph" style:parent-style-name="Standard">
      <style:text-properties officeooo:paragraph-rsid="0047cd17"/>
    </style:style>
    <style:style style:name="P91" style:family="paragraph" style:parent-style-name="Standard">
      <style:text-properties officeooo:rsid="00c2a1ef" officeooo:paragraph-rsid="00c2a1ef"/>
    </style:style>
    <style:style style:name="P92" style:family="paragraph" style:parent-style-name="Standard">
      <style:text-properties officeooo:paragraph-rsid="00e36a3b"/>
    </style:style>
    <style:style style:name="P93" style:family="paragraph" style:parent-style-name="Standard">
      <style:text-properties officeooo:paragraph-rsid="00e9f6b2"/>
    </style:style>
    <style:style style:name="P94" style:family="paragraph" style:parent-style-name="Standard">
      <style:text-properties officeooo:paragraph-rsid="00edb013"/>
    </style:style>
    <style:style style:name="P95" style:family="paragraph" style:parent-style-name="Standard">
      <style:text-properties officeooo:paragraph-rsid="006958c2"/>
    </style:style>
    <style:style style:name="P96" style:family="paragraph" style:parent-style-name="Standard">
      <style:text-properties officeooo:rsid="010763d6" officeooo:paragraph-rsid="010763d6"/>
    </style:style>
    <style:style style:name="P97" style:family="paragraph" style:parent-style-name="Standard">
      <style:text-properties officeooo:paragraph-rsid="007cd0c4"/>
    </style:style>
    <style:style style:name="P98" style:family="paragraph" style:parent-style-name="Standard">
      <style:text-properties officeooo:paragraph-rsid="007e1b17"/>
    </style:style>
    <style:style style:name="P99" style:family="paragraph" style:parent-style-name="Standard">
      <style:paragraph-properties fo:break-before="page"/>
      <style:text-properties officeooo:rsid="009a9b16" officeooo:paragraph-rsid="009a9b16"/>
    </style:style>
    <style:style style:name="P100" style:family="paragraph" style:parent-style-name="Heading_20_2">
      <style:paragraph-properties fo:break-before="page"/>
      <style:text-properties fo:color="#729fcf" loext:opacity="100%"/>
    </style:style>
    <style:style style:name="P101" style:family="paragraph" style:parent-style-name="Heading_20_2">
      <style:paragraph-properties fo:break-before="page"/>
      <style:text-properties fo:color="#729fcf" loext:opacity="100%"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102" style:family="paragraph" style:parent-style-name="Heading_20_2">
      <style:paragraph-properties fo:break-before="page"/>
      <style:text-properties fo:color="#729fcf" loext:opacity="100%"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103" style:family="paragraph" style:parent-style-name="Heading_20_2">
      <style:paragraph-properties fo:break-before="page"/>
      <style:text-properties fo:color="#729fcf" loext:opacity="100%"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104" style:family="paragraph" style:parent-style-name="Heading_20_2">
      <style:paragraph-properties fo:break-before="page"/>
      <style:text-properties fo:color="#729fcf" loext:opacity="100%"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105" style:family="paragraph" style:parent-style-name="Heading_20_2">
      <style:paragraph-properties fo:break-before="page"/>
      <style:text-properties fo:color="#729fcf" loext:opacity="100%"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06" style:family="paragraph" style:parent-style-name="Heading_20_2">
      <style:paragraph-properties fo:break-before="page"/>
      <style:text-properties fo:color="#729fcf" loext:opacity="100%"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107" style:family="paragraph" style:parent-style-name="Heading_20_2">
      <style:paragraph-properties fo:break-before="page"/>
      <style:text-properties fo:color="#729fcf" loext:opacity="100%" style:font-name="Arial" fo:font-size="12pt" fo:font-style="normal" fo:font-weight="bold" officeooo:rsid="00650822" officeooo:paragraph-rsid="00e36a3b" style:font-name-asian="Microsoft YaHei" style:font-size-asian="10.5pt" style:font-style-asian="normal" style:font-weight-asian="bold" style:font-name-complex="Arial1" style:font-size-complex="12pt" style:font-style-complex="normal" style:font-weight-complex="bold"/>
    </style:style>
    <style:style style:name="P108" style:family="paragraph" style:parent-style-name="Heading_20_2">
      <style:paragraph-properties fo:break-before="page"/>
      <style:text-properties fo:color="#729fcf" loext:opacity="100%"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109" style:family="paragraph" style:parent-style-name="Heading_20_2">
      <style:paragraph-properties fo:break-before="page"/>
      <style:text-properties fo:color="#729fcf" loext:opacity="100%"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110" style:family="paragraph" style:parent-style-name="Heading_20_2">
      <style:paragraph-properties fo:break-before="page"/>
      <style:text-properties fo:color="#729fcf" loext:opacity="100%" style:font-name="Arial" fo:font-size="12pt" fo:font-style="normal" fo:font-weight="bold" officeooo:rsid="00bd4de0" officeooo:paragraph-rsid="00e9e3fc" style:font-name-asian="Microsoft YaHei" style:font-size-asian="10.5pt" style:font-style-asian="normal" style:font-weight-asian="bold" style:font-name-complex="Arial1" style:font-size-complex="12pt" style:font-style-complex="normal" style:font-weight-complex="bold"/>
    </style:style>
    <style:style style:name="P111" style:family="paragraph" style:parent-style-name="Heading_20_2">
      <style:paragraph-properties fo:break-before="page"/>
      <style:text-properties fo:color="#729fcf" loext:opacity="100%" style:font-name="Arial" fo:font-size="12pt" fo:font-style="normal" fo:font-weight="bold" officeooo:rsid="00bd4de0" officeooo:paragraph-rsid="00f0417c" style:font-name-asian="Microsoft YaHei" style:font-size-asian="10.5pt" style:font-style-asian="normal" style:font-weight-asian="bold" style:font-name-complex="Arial1" style:font-size-complex="12pt" style:font-style-complex="normal" style:font-weight-complex="bold"/>
    </style:style>
    <style:style style:name="P112" style:family="paragraph" style:parent-style-name="Heading_20_2">
      <style:paragraph-properties fo:break-before="page"/>
      <style:text-properties officeooo:paragraph-rsid="0049552b"/>
    </style:style>
    <style:style style:name="P113" style:family="paragraph" style:parent-style-name="Heading_20_2">
      <style:paragraph-properties fo:break-before="page"/>
      <style:text-properties officeooo:paragraph-rsid="007cd0c4"/>
    </style:style>
    <style:style style:name="P114" style:family="paragraph" style:parent-style-name="Standard" style:list-style-name="L1">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115" style:family="paragraph" style:parent-style-name="Standard" style:list-style-name="L1">
      <style:text-properties fo:color="#000000" loext:opacity="100%" style:font-name="Arial" fo:font-size="12pt" fo:font-weight="normal" officeooo:rsid="00794dde" officeooo:paragraph-rsid="00794dde" style:font-size-asian="10.5pt" style:font-weight-asian="normal" style:font-size-complex="12pt" style:font-weight-complex="normal"/>
    </style:style>
    <style:style style:name="P116" style:family="paragraph" style:parent-style-name="Standard" style:list-style-name="L6">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17" style:family="paragraph" style:parent-style-name="Standard" style:list-style-name="L7">
      <style:text-properties fo:color="#000000" loext:opacity="1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18" style:family="paragraph" style:parent-style-name="Standard" style:list-style-name="L7">
      <style:text-properties fo:color="#000000" loext:opacity="1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19" style:family="paragraph" style:parent-style-name="Standard" style:list-style-name="L7">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20" style:family="paragraph" style:parent-style-name="Standard" style:list-style-name="L7">
      <style:text-properties fo:color="#000000" loext:opacity="1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21" style:family="paragraph" style:parent-style-name="Standard" style:list-style-name="L7">
      <style:text-properties fo:color="#000000" loext:opacity="1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22" style:family="paragraph" style:parent-style-name="Standard" style:list-style-name="L7">
      <style:text-properties fo:color="#000000" loext:opacity="100%" style:font-name="Arial" fo:font-size="12pt" fo:font-style="normal" fo:font-weight="normal" officeooo:rsid="0115f973" officeooo:paragraph-rsid="0115f973" style:font-name-asian="Microsoft YaHei" style:font-size-asian="10.5pt" style:font-style-asian="normal" style:font-weight-asian="normal" style:font-name-complex="Arial1" style:font-size-complex="12pt" style:font-style-complex="normal" style:font-weight-complex="normal"/>
    </style:style>
    <style:style style:name="P123" style:family="paragraph" style:parent-style-name="Standard" style:list-style-name="L7">
      <style:text-properties fo:color="#000000" loext:opacity="1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24" style:family="paragraph" style:parent-style-name="Standard" style:list-style-name="L7">
      <style:text-properties fo:color="#000000" loext:opacity="1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25" style:family="paragraph" style:parent-style-name="Standard" style:list-style-name="L8">
      <style:text-properties fo:color="#000000" loext:opacity="1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26" style:family="paragraph" style:parent-style-name="Standard" style:list-style-name="L8">
      <style:text-properties fo:color="#000000" loext:opacity="1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27" style:family="paragraph" style:parent-style-name="Standard" style:list-style-name="L8">
      <style:text-properties fo:color="#000000" loext:opacity="1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28" style:family="paragraph" style:parent-style-name="Standard" style:list-style-name="L8">
      <style:text-properties fo:color="#000000" loext:opacity="1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29" style:family="paragraph" style:parent-style-name="Standard" style:list-style-name="L9">
      <style:text-properties fo:color="#000000" loext:opacity="1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30" style:family="paragraph" style:parent-style-name="Standard" style:list-style-name="L10">
      <style:text-properties fo:color="#000000" loext:opacity="1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31" style:family="paragraph" style:parent-style-name="Standard" style:list-style-name="L11">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32" style:family="paragraph" style:parent-style-name="Standard" style:list-style-name="L11">
      <style:text-properties fo:color="#000000" loext:opacity="1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33" style:family="paragraph" style:parent-style-name="Standard" style:list-style-name="L12">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34" style:family="paragraph" style:parent-style-name="Standard" style:list-style-name="L12">
      <style:text-properties fo:color="#000000" loext:opacity="1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35" style:family="paragraph" style:parent-style-name="Standard" style:list-style-name="L12">
      <style:text-properties fo:color="#000000" loext:opacity="100%" style:font-name="Arial" fo:font-size="12pt" fo:font-style="normal" fo:font-weight="normal" officeooo:rsid="00eb7bbc" officeooo:paragraph-rsid="00eb7bbc" style:font-name-asian="Microsoft YaHei" style:font-size-asian="10.5pt" style:font-style-asian="normal" style:font-weight-asian="normal" style:font-name-complex="Arial1" style:font-size-complex="12pt" style:font-style-complex="normal" style:font-weight-complex="normal"/>
    </style:style>
    <style:style style:name="P136" style:family="paragraph" style:parent-style-name="Standard" style:list-style-name="L13">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37" style:family="paragraph" style:parent-style-name="Standard" style:list-style-name="L14">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38" style:family="paragraph" style:parent-style-name="Standard" style:list-style-name="L14">
      <style:text-properties fo:color="#000000" loext:opacity="1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39" style:family="paragraph" style:parent-style-name="Standard" style:list-style-name="L14">
      <style:text-properties fo:color="#000000" loext:opacity="1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40" style:family="paragraph" style:parent-style-name="Standard" style:list-style-name="L14">
      <style:text-properties fo:color="#000000" loext:opacity="1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41" style:family="paragraph" style:parent-style-name="Standard" style:list-style-name="L14">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42" style:family="paragraph" style:parent-style-name="Standard" style:list-style-name="L14">
      <style:text-properties fo:color="#000000" loext:opacity="100%" style:font-name="Arial" fo:font-size="12pt" fo:font-style="normal" fo:font-weight="normal" officeooo:rsid="00fa4253" officeooo:paragraph-rsid="00fa4253" style:font-name-asian="Microsoft YaHei" style:font-size-asian="10.5pt" style:font-style-asian="normal" style:font-weight-asian="normal" style:font-name-complex="Arial1" style:font-size-complex="12pt" style:font-style-complex="normal" style:font-weight-complex="normal"/>
    </style:style>
    <style:style style:name="P143" style:family="paragraph" style:parent-style-name="Standard" style:list-style-name="L14">
      <style:text-properties fo:color="#000000" loext:opacity="100%" style:font-name="Arial" fo:font-size="12pt" fo:font-style="normal" fo:font-weight="normal" officeooo:rsid="00fe520b" officeooo:paragraph-rsid="00fe520b" style:font-name-asian="Microsoft YaHei" style:font-size-asian="10.5pt" style:font-style-asian="normal" style:font-weight-asian="normal" style:font-name-complex="Arial1" style:font-size-complex="12pt" style:font-style-complex="normal" style:font-weight-complex="normal"/>
    </style:style>
    <style:style style:name="P144" style:family="paragraph" style:parent-style-name="Standard" style:list-style-name="L14">
      <style:text-properties fo:color="#000000" loext:opacity="100%" style:font-name="Arial" fo:font-size="12pt" fo:font-style="normal" fo:font-weight="normal" officeooo:rsid="0103c6f4" officeooo:paragraph-rsid="0103c6f4" style:font-name-asian="Microsoft YaHei" style:font-size-asian="10.5pt" style:font-style-asian="normal" style:font-weight-asian="normal" style:font-name-complex="Arial1" style:font-size-complex="12pt" style:font-style-complex="normal" style:font-weight-complex="normal"/>
    </style:style>
    <style:style style:name="P145" style:family="paragraph" style:parent-style-name="Standard" style:list-style-name="L14">
      <style:text-properties fo:color="#000000" loext:opacity="100%" style:font-name="Arial" fo:font-size="12pt" fo:font-style="normal" fo:font-weight="normal" officeooo:rsid="010d7814" officeooo:paragraph-rsid="010d7814" style:font-name-asian="Microsoft YaHei" style:font-size-asian="10.5pt" style:font-style-asian="normal" style:font-weight-asian="normal" style:font-name-complex="Arial1" style:font-size-complex="12pt" style:font-style-complex="normal" style:font-weight-complex="normal"/>
    </style:style>
    <style:style style:name="P146" style:family="paragraph" style:parent-style-name="Standard" style:list-style-name="L14">
      <style:text-properties fo:color="#000000" loext:opacity="100%" style:font-name="Arial" fo:font-size="12pt" fo:font-style="normal" fo:font-weight="normal" officeooo:rsid="00f23217" officeooo:paragraph-rsid="00f23217" style:font-name-asian="Microsoft YaHei" style:font-size-asian="10.5pt" style:font-style-asian="normal" style:font-weight-asian="normal" style:font-name-complex="Arial1" style:font-size-complex="12pt" style:font-style-complex="normal" style:font-weight-complex="normal"/>
    </style:style>
    <style:style style:name="P147" style:family="paragraph" style:parent-style-name="Standard" style:list-style-name="L15">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48" style:family="paragraph" style:parent-style-name="Standard" style:list-style-name="L15">
      <style:text-properties fo:color="#000000" loext:opacity="1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49" style:family="paragraph" style:parent-style-name="Standard" style:list-style-name="L15">
      <style:text-properties fo:color="#000000" loext:opacity="1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150" style:family="paragraph" style:parent-style-name="Standard" style:list-style-name="L15">
      <style:text-properties fo:color="#000000" loext:opacity="1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151" style:family="paragraph" style:parent-style-name="Standard" style:list-style-name="L15">
      <style:text-properties fo:color="#000000" loext:opacity="100%" style:font-name="Arial" fo:font-size="12pt" fo:font-style="normal" fo:font-weight="normal" officeooo:rsid="010872d7" officeooo:paragraph-rsid="010872d7" style:font-name-asian="Microsoft YaHei" style:font-size-asian="10.5pt" style:font-style-asian="normal" style:font-weight-asian="normal" style:font-name-complex="Arial1" style:font-size-complex="12pt" style:font-style-complex="normal" style:font-weight-complex="normal"/>
    </style:style>
    <style:style style:name="P152" style:family="paragraph" style:parent-style-name="Standard" style:list-style-name="L15">
      <style:text-properties fo:color="#000000" loext:opacity="1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153" style:family="paragraph" style:parent-style-name="Standard" style:list-style-name="L15">
      <style:text-properties fo:color="#000000" loext:opacity="100%" style:font-name="Arial" fo:font-size="12pt" fo:font-style="normal" fo:font-weight="normal" officeooo:rsid="00e4307c" officeooo:paragraph-rsid="00e4307c" style:font-name-asian="Microsoft YaHei" style:font-size-asian="10.5pt" style:font-style-asian="normal" style:font-weight-asian="normal" style:font-name-complex="Arial1" style:font-size-complex="12pt" style:font-style-complex="normal" style:font-weight-complex="normal"/>
    </style:style>
    <style:style style:name="P154" style:family="paragraph" style:parent-style-name="Standard" style:list-style-name="L15">
      <style:text-properties fo:color="#000000" loext:opacity="1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155" style:family="paragraph" style:parent-style-name="Standard" style:list-style-name="L15">
      <style:text-properties fo:color="#000000" loext:opacity="1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56" style:family="paragraph" style:parent-style-name="Standard" style:list-style-name="L16">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57" style:family="paragraph" style:parent-style-name="Standard" style:list-style-name="L16">
      <style:text-properties fo:color="#000000" loext:opacity="100%" style:font-name="Arial" fo:font-size="12pt" fo:font-style="normal" fo:font-weight="normal" officeooo:rsid="00e742d1" officeooo:paragraph-rsid="00e742d1" style:font-name-asian="Microsoft YaHei" style:font-size-asian="10.5pt" style:font-style-asian="normal" style:font-weight-asian="normal" style:font-name-complex="Arial1" style:font-size-complex="12pt" style:font-style-complex="normal" style:font-weight-complex="normal"/>
    </style:style>
    <style:style style:name="P158" style:family="paragraph" style:parent-style-name="Standard" style:list-style-name="L17">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159" style:family="paragraph" style:parent-style-name="Standard" style:list-style-name="L17">
      <style:text-properties fo:color="#000000" loext:opacity="100%" style:font-name="Arial" fo:font-size="12pt" fo:font-style="normal" fo:font-weight="normal" officeooo:rsid="00bd4de0"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160" style:family="paragraph" style:parent-style-name="Standard" style:list-style-name="L2">
      <style:text-properties officeooo:rsid="004ce80a" officeooo:paragraph-rsid="004ce80a"/>
    </style:style>
    <style:style style:name="P161" style:family="paragraph" style:parent-style-name="Standard" style:list-style-name="L2">
      <style:text-properties officeooo:rsid="004ce80a" officeooo:paragraph-rsid="00fa68e4"/>
    </style:style>
    <style:style style:name="P162" style:family="paragraph" style:parent-style-name="Standard" style:list-style-name="L2">
      <style:text-properties officeooo:rsid="00adbf1e" officeooo:paragraph-rsid="00fa68e4"/>
    </style:style>
    <style:style style:name="P163" style:family="paragraph" style:parent-style-name="Standard" style:list-style-name="L2">
      <style:text-properties officeooo:rsid="00f86871" officeooo:paragraph-rsid="00f86871"/>
    </style:style>
    <style:style style:name="P164" style:family="paragraph" style:parent-style-name="Standard" style:list-style-name="L2">
      <style:text-properties officeooo:rsid="0078a63e" officeooo:paragraph-rsid="0078a63e"/>
    </style:style>
    <style:style style:name="P165" style:family="paragraph" style:parent-style-name="Standard" style:list-style-name="L3">
      <style:text-properties officeooo:rsid="0056185e" officeooo:paragraph-rsid="0056185e"/>
    </style:style>
    <style:style style:name="P166" style:family="paragraph" style:parent-style-name="Standard" style:list-style-name="L4">
      <style:text-properties officeooo:rsid="00731b80" officeooo:paragraph-rsid="00731b80"/>
    </style:style>
    <style:style style:name="P167" style:family="paragraph" style:parent-style-name="Standard" style:list-style-name="L4">
      <style:text-properties officeooo:rsid="00ae38ca" officeooo:paragraph-rsid="00ae38ca"/>
    </style:style>
    <style:style style:name="P168" style:family="paragraph" style:parent-style-name="Standard" style:list-style-name="L5">
      <style:text-properties officeooo:rsid="00ae38ca" officeooo:paragraph-rsid="00ae38ca"/>
    </style:style>
    <style:style style:name="P169" style:family="paragraph" style:parent-style-name="Standard" style:list-style-name="L4">
      <style:text-properties officeooo:rsid="01056a16" officeooo:paragraph-rsid="01056a16"/>
    </style:style>
    <style:style style:name="P170" style:family="paragraph" style:parent-style-name="Standard" style:list-style-name="L7">
      <style:text-properties officeooo:paragraph-rsid="00515e87"/>
    </style:style>
    <style:style style:name="P171" style:family="paragraph" style:parent-style-name="Standard" style:list-style-name="L7">
      <style:text-properties officeooo:rsid="00507965" officeooo:paragraph-rsid="00515e87"/>
    </style:style>
    <style:style style:name="P172" style:family="paragraph" style:parent-style-name="Standard" style:list-style-name="L8">
      <style:text-properties officeooo:rsid="0082b4bd" officeooo:paragraph-rsid="0082b4bd"/>
    </style:style>
    <style:style style:name="P173" style:family="paragraph" style:parent-style-name="Standard" style:list-style-name="L12">
      <style:text-properties officeooo:paragraph-rsid="0075cab7"/>
    </style:style>
    <style:style style:name="P174" style:family="paragraph" style:parent-style-name="Standard" style:list-style-name="L12">
      <style:text-properties officeooo:rsid="00eb7bbc" officeooo:paragraph-rsid="00eb7bbc"/>
    </style:style>
    <style:style style:name="P175" style:family="paragraph" style:parent-style-name="Standard" style:list-style-name="L15">
      <style:text-properties officeooo:paragraph-rsid="008645a2"/>
    </style:style>
    <style:style style:name="P176" style:family="paragraph" style:parent-style-name="Standard" style:list-style-name="L16">
      <style:text-properties officeooo:paragraph-rsid="00e36a3b"/>
    </style:style>
    <style:style style:name="P177" style:family="paragraph" style:parent-style-name="Standard" style:list-style-name="L16">
      <style:text-properties officeooo:rsid="00e742d1" officeooo:paragraph-rsid="00e742d1"/>
    </style:style>
    <style:style style:name="P178" style:family="paragraph" style:parent-style-name="Standard" style:list-style-name="L17">
      <style:text-properties officeooo:paragraph-rsid="00e9f6b2"/>
    </style:style>
    <style:style style:name="T1" style:family="text">
      <style:text-properties fo:color="#000000" loext:opacity="1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loext:opacity="1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3" style:family="text">
      <style:text-properties fo:color="#000000" loext:opacity="1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loext:opacity="1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loext:opacity="1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loext:opacity="1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loext:opacity="1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loext:opacity="1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loext:opacity="1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loext:opacity="1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loext:opacity="1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loext:opacity="1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loext:opacity="1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loext:opacity="1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loext:opacity="1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loext:opacity="1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loext:opacity="1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loext:opacity="1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loext:opacity="1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loext:opacity="1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loext:opacity="1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loext:opacity="1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loext:opacity="1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loext:opacity="1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loext:opacity="1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loext:opacity="1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loext:opacity="1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loext:opacity="1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loext:opacity="1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loext:opacity="1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loext:opacity="1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loext:opacity="1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loext:opacity="1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loext:opacity="1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loext:opacity="1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loext:opacity="1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loext:opacity="1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loext:opacity="1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loext:opacity="1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loext:opacity="1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loext:opacity="100%" style:font-name="Arial" fo:font-size="12pt" fo:font-style="normal" fo:font-weight="normal" officeooo:rsid="00e36a3b" style:font-name-asian="Microsoft YaHei" style:font-size-asian="10.5pt" style:font-style-asian="normal" style:font-weight-asian="normal" style:font-name-complex="Arial1" style:font-size-complex="12pt" style:font-style-complex="normal" style:font-weight-complex="normal"/>
    </style:style>
    <style:style style:name="T42" style:family="text">
      <style:text-properties fo:color="#000000" loext:opacity="100%" style:font-name="Arial" fo:font-size="12pt" fo:font-style="normal" fo:font-weight="normal" officeooo:rsid="00badfde" style:font-name-asian="Microsoft YaHei" style:font-size-asian="10.5pt" style:font-style-asian="normal" style:font-weight-asian="normal" style:font-name-complex="Arial1" style:font-size-complex="12pt" style:font-style-complex="normal" style:font-weight-complex="normal"/>
    </style:style>
    <style:style style:name="T43" style:family="text">
      <style:text-properties fo:color="#000000" loext:opacity="100%" style:font-name="Arial" fo:font-size="12pt" fo:font-style="normal" fo:font-weight="normal" officeooo:rsid="00e742d1" style:font-name-asian="Microsoft YaHei" style:font-size-asian="10.5pt" style:font-style-asian="normal" style:font-weight-asian="normal" style:font-name-complex="Arial1" style:font-size-complex="12pt" style:font-style-complex="normal" style:font-weight-complex="normal"/>
    </style:style>
    <style:style style:name="T44" style:family="text">
      <style:text-properties fo:color="#000000" loext:opacity="100%" style:font-name="Arial" fo:font-size="12pt" fo:font-style="normal" fo:font-weight="normal" officeooo:rsid="00e9ae18" style:font-name-asian="Microsoft YaHei" style:font-size-asian="10.5pt" style:font-style-asian="normal" style:font-weight-asian="normal" style:font-name-complex="Arial1" style:font-size-complex="12pt" style:font-style-complex="normal" style:font-weight-complex="normal"/>
    </style:style>
    <style:style style:name="T45" style:family="text">
      <style:text-properties fo:color="#000000" loext:opacity="100%" style:font-name="Arial" fo:font-size="12pt" fo:font-style="normal" fo:font-weight="normal" officeooo:rsid="00bd4de0" style:font-name-asian="Microsoft YaHei" style:font-size-asian="10.5pt" style:font-style-asian="normal" style:font-weight-asian="normal" style:font-name-complex="Arial1" style:font-size-complex="12pt" style:font-style-complex="normal" style:font-weight-complex="normal"/>
    </style:style>
    <style:style style:name="T46" style:family="text">
      <style:text-properties fo:color="#000000" loext:opacity="100%" style:font-name="Arial" fo:font-size="12pt" fo:font-style="normal" fo:font-weight="normal" officeooo:rsid="00be60bf" style:font-name-asian="Microsoft YaHei" style:font-size-asian="10.5pt" style:font-style-asian="normal" style:font-weight-asian="normal" style:font-name-complex="Arial1" style:font-size-complex="12pt" style:font-style-complex="normal" style:font-weight-complex="normal"/>
    </style:style>
    <style:style style:name="T47" style:family="text">
      <style:text-properties fo:color="#000000" loext:opacity="100%" style:font-name="Arial" fo:font-size="12pt" fo:font-style="normal" fo:font-weight="normal" officeooo:rsid="00e9f6b2" style:font-name-asian="Microsoft YaHei" style:font-size-asian="10.5pt" style:font-style-asian="normal" style:font-weight-asian="normal" style:font-name-complex="Arial1" style:font-size-complex="12pt" style:font-style-complex="normal" style:font-weight-complex="normal"/>
    </style:style>
    <style:style style:name="T48" style:family="text">
      <style:text-properties fo:color="#000000" loext:opacity="100%" style:font-name="Arial" fo:font-size="12pt" fo:font-style="normal" fo:font-weight="normal" officeooo:rsid="00edb013" style:font-name-asian="Microsoft YaHei" style:font-size-asian="10.5pt" style:font-style-asian="normal" style:font-weight-asian="normal" style:font-name-complex="Arial1" style:font-size-complex="12pt" style:font-style-complex="normal" style:font-weight-complex="normal"/>
    </style:style>
    <style:style style:name="T49" style:family="text">
      <style:text-properties fo:color="#000000" loext:opacity="100%" style:font-name="Arial" fo:font-size="12pt" fo:font-style="normal" fo:font-weight="normal" officeooo:rsid="00f4fc93" style:font-name-asian="Microsoft YaHei" style:font-size-asian="10.5pt" style:font-style-asian="normal" style:font-weight-asian="normal" style:font-name-complex="Arial1" style:font-size-complex="12pt" style:font-style-complex="normal" style:font-weight-complex="normal"/>
    </style:style>
    <style:style style:name="T50" style:family="text">
      <style:text-properties fo:color="#000000" loext:opacity="100%" style:font-name="Arial" fo:font-size="12pt" fo:font-style="normal" fo:font-weight="normal" officeooo:rsid="01028773" style:font-name-asian="Microsoft YaHei" style:font-size-asian="10.5pt" style:font-style-asian="normal" style:font-weight-asian="normal" style:font-name-complex="Arial1" style:font-size-complex="12pt" style:font-style-complex="normal" style:font-weight-complex="normal"/>
    </style:style>
    <style:style style:name="T51" style:family="text">
      <style:text-properties fo:color="#000000" loext:opacity="100%" style:font-name="Arial" fo:font-size="12pt" fo:font-style="normal" fo:font-weight="normal" officeooo:rsid="006958c2" style:font-name-asian="Microsoft YaHei" style:font-size-asian="10.5pt" style:font-style-asian="normal" style:font-weight-asian="normal" style:font-name-complex="Arial1" style:font-size-complex="12pt" style:font-style-complex="normal" style:font-weight-complex="normal"/>
    </style:style>
    <style:style style:name="T52" style:family="text">
      <style:text-properties fo:color="#000000" loext:opacity="100%" style:font-name="Arial" fo:font-size="12pt" fo:font-style="normal" fo:font-weight="normal" officeooo:rsid="006e92f6" style:font-name-asian="Microsoft YaHei" style:font-size-asian="10.5pt" style:font-style-asian="normal" style:font-weight-asian="normal" style:font-name-complex="Arial1" style:font-size-complex="12pt" style:font-style-complex="normal" style:font-weight-complex="normal"/>
    </style:style>
    <style:style style:name="T53" style:family="text">
      <style:text-properties fo:color="#000000" loext:opacity="100%" style:font-name="Arial" fo:font-size="12pt" fo:font-style="normal" fo:font-weight="normal" officeooo:rsid="007cd0c4" style:font-name-asian="Microsoft YaHei" style:font-size-asian="10.5pt" style:font-style-asian="normal" style:font-weight-asian="normal" style:font-name-complex="Arial1" style:font-size-complex="12pt" style:font-style-complex="normal" style:font-weight-complex="normal"/>
    </style:style>
    <style:style style:name="T54" style:family="text">
      <style:text-properties fo:color="#000000" loext:opacity="100%" style:font-name="Arial" fo:font-size="12pt" fo:font-style="normal" fo:font-weight="normal" officeooo:rsid="010a1874" style:font-name-asian="Microsoft YaHei" style:font-size-asian="10.5pt" style:font-style-asian="normal" style:font-weight-asian="normal" style:font-name-complex="Arial1" style:font-size-complex="12pt" style:font-style-complex="normal" style:font-weight-complex="normal"/>
    </style:style>
    <style:style style:name="T55" style:family="text">
      <style:text-properties fo:color="#000000" loext:opacity="100%" style:font-name="Arial" fo:font-size="12pt" fo:font-style="normal" fo:font-weight="normal" officeooo:rsid="007e1b17" style:font-name-asian="Microsoft YaHei" style:font-size-asian="10.5pt" style:font-style-asian="normal" style:font-weight-asian="normal" style:font-name-complex="Arial1" style:font-size-complex="12pt" style:font-style-complex="normal" style:font-weight-complex="normal"/>
    </style:style>
    <style:style style:name="T56" style:family="text">
      <style:text-properties fo:color="#000000" loext:opacity="100%" style:font-name="Arial" fo:font-size="12pt" fo:font-style="normal" fo:font-weight="normal" officeooo:rsid="010b91a2" style:font-name-asian="Microsoft YaHei" style:font-size-asian="10.5pt" style:font-style-asian="normal" style:font-weight-asian="normal" style:font-name-complex="Arial1" style:font-size-complex="12pt" style:font-style-complex="normal" style:font-weight-complex="normal"/>
    </style:style>
    <style:style style:name="T57" style:family="text">
      <style:text-properties fo:color="#000000" loext:opacity="100%" style:font-name="Arial" fo:font-size="12pt" fo:font-style="normal" fo:font-weight="normal" officeooo:rsid="0115f973" style:font-name-asian="Microsoft YaHei" style:font-size-asian="10.5pt" style:font-style-asian="normal" style:font-weight-asian="normal" style:font-name-complex="Arial1" style:font-size-complex="12pt" style:font-style-complex="normal" style:font-weight-complex="normal"/>
    </style:style>
    <style:style style:name="T58" style:family="text">
      <style:text-properties fo:color="#000000" loext:opacity="100%" style:font-name="Arial" fo:font-size="15pt" fo:font-weight="bold" officeooo:rsid="002b79ef" style:font-size-asian="15pt" style:font-weight-asian="bold" style:font-size-complex="15pt" style:font-weight-complex="bold"/>
    </style:style>
    <style:style style:name="T59" style:family="text">
      <style:text-properties fo:color="#000000" loext:opacity="100%" style:font-name="Arial" fo:font-size="15pt" fo:font-weight="bold" officeooo:rsid="0047cd17" style:font-size-asian="15pt" style:font-weight-asian="bold" style:font-size-complex="15pt" style:font-weight-complex="bold"/>
    </style:style>
    <style:style style:name="T60" style:family="text">
      <style:text-properties fo:color="#000000" loext:opacity="100%" style:font-name="Arial" fo:font-size="15pt" fo:font-weight="normal" style:font-size-asian="15pt" style:font-weight-asian="normal" style:font-size-complex="15pt" style:font-weight-complex="normal"/>
    </style:style>
    <style:style style:name="T61" style:family="text">
      <style:text-properties fo:color="#000000" loext:opacity="100%" style:font-name="Arial" fo:font-size="15pt" fo:font-weight="normal" officeooo:rsid="0047cd17" style:font-size-asian="15pt" style:font-weight-asian="normal" style:font-size-complex="15pt" style:font-weight-complex="normal"/>
    </style:style>
    <style:style style:name="T62" style:family="text">
      <style:text-properties fo:color="#000000" loext:opacity="100%" style:font-name="Arial" fo:font-size="15pt" fo:font-weight="normal" officeooo:rsid="002b79ef" style:font-size-asian="15pt" style:font-weight-asian="normal" style:font-size-complex="15pt" style:font-weight-complex="normal"/>
    </style:style>
    <style:style style:name="T63" style:family="text">
      <style:text-properties fo:color="#000000" loext:opacity="100%" style:font-name="Arial" fo:font-size="15pt" fo:font-weight="normal" officeooo:rsid="00724233" style:font-size-asian="15pt" style:font-weight-asian="normal" style:font-size-complex="15pt" style:font-weight-complex="normal"/>
    </style:style>
    <style:style style:name="T64" style:family="text">
      <style:text-properties fo:color="#000000" loext:opacity="100%" style:font-name="Arial" fo:font-size="15pt" fo:font-weight="normal" officeooo:rsid="0095f87e" style:font-size-asian="15pt" style:font-weight-asian="normal" style:font-size-complex="15pt" style:font-weight-complex="normal"/>
    </style:style>
    <style:style style:name="T65" style:family="text">
      <style:text-properties fo:color="#000000" loext:opacity="100%" style:font-name="Arial" fo:font-size="15pt" fo:font-weight="normal" officeooo:rsid="010e6376" style:font-size-asian="15pt" style:font-weight-asian="normal" style:font-size-complex="15pt" style:font-weight-complex="normal"/>
    </style:style>
    <style:style style:name="T66" style:family="text">
      <style:text-properties fo:color="#000000" loext:opacity="100%" style:font-name="Arial" fo:font-size="15pt" fo:font-weight="normal" officeooo:rsid="0117c98d" style:font-size-asian="15pt" style:font-weight-asian="normal" style:font-size-complex="15pt" style:font-weight-complex="normal"/>
    </style:style>
    <style:style style:name="T67" style:family="text">
      <style:text-properties officeooo:rsid="0047cd17"/>
    </style:style>
    <style:style style:name="T68" style:family="text">
      <style:text-properties fo:color="#729fcf" loext:opacity="100%"/>
    </style:style>
    <style:style style:name="T69" style:family="text">
      <style:text-properties fo:color="#729fcf" loext:opacity="100%" officeooo:rsid="0047cd17"/>
    </style:style>
    <style:style style:name="T70" style:family="text">
      <style:text-properties fo:color="#729fcf" loext:opacity="100%" officeooo:rsid="0011efd2"/>
    </style:style>
    <style:style style:name="T71"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72" style:family="text">
      <style:text-properties fo:color="#729fcf" loext:opacity="100%" style:font-name="Liberation Sans" fo:font-size="28pt" fo:font-weight="bold" officeooo:rsid="0047cd17" style:font-name-asian="Microsoft YaHei" style:font-size-asian="28pt" style:font-weight-asian="bold" style:font-name-complex="Arial1" style:font-size-complex="28pt" style:font-weight-complex="bold"/>
    </style:style>
    <style:style style:name="T73" style:family="text">
      <style:text-properties fo:color="#729fcf" loext:opacity="100%" style:font-name="Arial" fo:font-size="12pt" fo:font-weight="bold" officeooo:rsid="0027e131" style:font-name-asian="Microsoft YaHei" style:font-size-asian="10.5pt" style:font-weight-asian="bold" style:font-name-complex="Arial1" style:font-size-complex="12pt" style:font-weight-complex="bold"/>
    </style:style>
    <style:style style:name="T74" style:family="text">
      <style:text-properties fo:color="#729fcf" loext:opacity="100%" style:font-name="Arial" fo:font-size="12pt" fo:font-weight="bold" officeooo:rsid="004ce80a" style:font-name-asian="Microsoft YaHei" style:font-size-asian="10.5pt" style:font-weight-asian="bold" style:font-name-complex="Arial1" style:font-size-complex="12pt" style:font-weight-complex="bold"/>
    </style:style>
    <style:style style:name="T75" style:family="text">
      <style:text-properties fo:color="#729fcf" loext:opacity="100%" style:font-name="Arial" fo:font-size="12pt" fo:font-style="normal" fo:font-weight="bold" officeooo:rsid="00650822" style:font-name-asian="Microsoft YaHei" style:font-size-asian="10.5pt" style:font-style-asian="normal" style:font-weight-asian="bold" style:font-name-complex="Arial1" style:font-size-complex="12pt" style:font-style-complex="normal" style:font-weight-complex="bold"/>
    </style:style>
    <style:style style:name="T76" style:family="text">
      <style:text-properties fo:color="#729fcf" loext:opacity="100%" style:font-name="Arial" fo:font-size="12pt" fo:font-style="normal" fo:font-weight="bold" officeooo:rsid="007cd0c4" style:font-name-asian="Microsoft YaHei" style:font-size-asian="10.5pt" style:font-style-asian="normal" style:font-weight-asian="bold" style:font-name-complex="Arial1" style:font-size-complex="12pt" style:font-style-complex="normal" style:font-weight-complex="bold"/>
    </style:style>
    <style:style style:name="T77" style:family="text">
      <style:text-properties fo:color="#729fcf" loext:opacity="100%" style:font-name="Arial" fo:font-size="12pt" fo:font-style="normal" fo:font-weight="bold" officeooo:rsid="010a0cb2" style:font-name-asian="Microsoft YaHei" style:font-size-asian="10.5pt" style:font-style-asian="normal" style:font-weight-asian="bold" style:font-name-complex="Arial1" style:font-size-complex="12pt" style:font-style-complex="normal" style:font-weight-complex="bold"/>
    </style:style>
    <style:style style:name="T78" style:family="text">
      <style:text-properties officeooo:rsid="005aa19d"/>
    </style:style>
    <style:style style:name="T79" style:family="text">
      <style:text-properties officeooo:rsid="006fe324"/>
    </style:style>
    <style:style style:name="T80" style:family="text">
      <style:text-properties officeooo:rsid="0076a258"/>
    </style:style>
    <style:style style:name="T81" style:family="text">
      <style:text-properties officeooo:rsid="007ae66a"/>
    </style:style>
    <style:style style:name="T82" style:family="text">
      <style:text-properties officeooo:rsid="008bb4fc"/>
    </style:style>
    <style:style style:name="T83"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4" style:family="text">
      <style:text-properties fo:color="#5983b0" loext:opacity="10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5" style:family="text">
      <style:text-properties fo:color="#5983b0" loext:opacity="10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86" style:family="text">
      <style:text-properties officeooo:rsid="00a851e4"/>
    </style:style>
    <style:style style:name="T87" style:family="text">
      <style:text-properties officeooo:rsid="00a9b408"/>
    </style:style>
    <style:style style:name="T88" style:family="text">
      <style:text-properties officeooo:rsid="00badfde"/>
    </style:style>
    <style:style style:name="T89" style:family="text">
      <style:text-properties officeooo:rsid="00bc6688"/>
    </style:style>
    <style:style style:name="T90" style:family="text">
      <style:text-properties officeooo:rsid="00bd4de0"/>
    </style:style>
    <style:style style:name="T91" style:family="text">
      <style:text-properties officeooo:rsid="00be60bf"/>
    </style:style>
    <style:style style:name="T92" style:family="text">
      <style:text-properties officeooo:rsid="00c86404"/>
    </style:style>
    <style:style style:name="T93" style:family="text">
      <style:text-properties officeooo:rsid="00c8eba5"/>
    </style:style>
    <style:style style:name="T94" style:family="text">
      <style:text-properties officeooo:rsid="00d3f207"/>
    </style:style>
    <style:style style:name="T95" style:family="text">
      <style:text-properties officeooo:rsid="00d57d36"/>
    </style:style>
    <style:style style:name="T96" style:family="text">
      <style:text-properties officeooo:rsid="00d733ce"/>
    </style:style>
    <style:style style:name="T97" style:family="text">
      <style:text-properties officeooo:rsid="00dfb58d"/>
    </style:style>
    <style:style style:name="T98" style:family="text">
      <style:text-properties officeooo:rsid="00e09bf5"/>
    </style:style>
    <style:style style:name="T99" style:family="text">
      <style:text-properties officeooo:rsid="00e36a3b"/>
    </style:style>
    <style:style style:name="T100" style:family="text">
      <style:text-properties officeooo:rsid="00e9e3fc"/>
    </style:style>
    <style:style style:name="T101" style:family="text">
      <style:text-properties officeooo:rsid="00f0417c"/>
    </style:style>
    <style:style style:name="T102" style:family="text">
      <style:text-properties officeooo:rsid="00f86871"/>
    </style:style>
    <style:style style:name="T103" style:family="text">
      <style:text-properties officeooo:rsid="01120aa0"/>
    </style:style>
    <style:style style:name="T104" style:family="text">
      <style:text-properties officeooo:rsid="0115f973"/>
    </style:style>
    <style:style style:name="T105" style:family="text">
      <style:text-properties officeooo:rsid="0116201c"/>
    </style:style>
    <style:style style:name="T106" style:family="text">
      <style:text-properties officeooo:rsid="0116bb77"/>
    </style:style>
    <style:style style:name="T107" style:family="text">
      <style:text-properties officeooo:rsid="011795b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71">A</text:span><text:span text:style-name="T72">satru PHP -</text:span><text:span text:style-name="T69"> </text:span><text:span text:style-name="T68">D</text:span><text:span text:style-name="T70">ocumentation</text:span></text:p>
      <text:p text:style-name="P2"/>
      <text:p text:style-name="P2"/>
      <text:p text:style-name="P67"><text:span text:style-name="T58">Codename: </text:span><text:span text:style-name="T62">d</text:span><text:span text:style-name="T61">nyAsatruPHP</text:span></text:p>
      <text:p text:style-name="P67"><text:span text:style-name="T58">Author: </text:span><text:span text:style-name="T62">D</text:span><text:span text:style-name="T64">aniel Brendel</text:span><text:span text:style-name="T62"> &lt;</text:span><text:span text:style-name="T83">d</text:span><text:span text:style-name="T84">brendel1988@g</text:span><text:span text:style-name="T85">mail</text:span><text:span text:style-name="T84">.com</text:span><text:span text:style-name="T62">&gt;</text:span></text:p>
      <text:p text:style-name="P67"><text:span text:style-name="T58">Version: </text:span><text:span text:style-name="T62">1.0</text:span></text:p>
      <text:p text:style-name="P90"><text:span text:style-name="T59">License:</text:span><text:span text:style-name="T61"> T</text:span><text:span text:style-name="T63">he MIT license</text:span></text:p>
      <text:p text:style-name="P64"/>
      <text:p text:style-name="P91"><text:span text:style-name="T63">©</text:span><text:span text:style-name="T60"> 2019 – 202</text:span><text:span text:style-name="T66">2</text:span><text:span text:style-name="T60"> by Daniel Brendel</text:span></text:p>
      <text:p text:style-name="P3"/>
      <text:p text:style-name="P4"/>
      <text:p text:style-name="P66">W<text:span text:style-name="T67">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65"/>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292_4260699229" text:style-name="Index_20_Link" text:visited-style-name="Index_20_Link">Localization<text:tab/>12</text:a></text:p>
          <text:p text:style-name="P1"><text:a xlink:type="simple" xlink:href="#__RefHeading___Toc294_4260699229" text:style-name="Index_20_Link" text:visited-style-name="Index_20_Link">Logging<text:tab/>13</text:a></text:p>
          <text:p text:style-name="P1"><text:a xlink:type="simple" xlink:href="#__RefHeading___Toc296_4260699229" text:style-name="Index_20_Link" text:visited-style-name="Index_20_Link">Environment configuration<text:tab/>14</text:a></text:p>
          <text:p text:style-name="P1"><text:a xlink:type="simple" xlink:href="#__RefHeading___Toc298_4260699229" text:style-name="Index_20_Link" text:visited-style-name="Index_20_Link">Helpers<text:tab/>15</text:a></text:p>
          <text:p text:style-name="P1"><text:a xlink:type="simple" xlink:href="#__RefHeading___Toc300_4260699229" text:style-name="Index_20_Link" text:visited-style-name="Index_20_Link">Exceptions<text:tab/>16</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17</text:a></text:p>
          <text:p text:style-name="P1"><text:a xlink:type="simple" xlink:href="#__RefHeading___Toc753_2058331456" text:style-name="Index_20_Link" text:visited-style-name="Index_20_Link">Events<text:tab/>18</text:a></text:p>
          <text:p text:style-name="P1"><text:a xlink:type="simple" xlink:href="#__RefHeading___Toc847_4258218402" text:style-name="Index_20_Link" text:visited-style-name="Index_20_Link">Authentication<text:tab/>19</text:a></text:p>
          <text:p text:style-name="P1"><text:a xlink:type="simple" xlink:href="#__RefHeading___Toc1000_2949499612" text:style-name="Index_20_Link" text:visited-style-name="Index_20_Link">Caching<text:tab/>20</text:a></text:p>
          <text:p text:style-name="P1"><text:a xlink:type="simple" xlink:href="#__RefHeading___Toc849_4258218402" text:style-name="Index_20_Link" text:visited-style-name="Index_20_Link">Testing<text:tab/>21</text:a></text:p>
          <text:p text:style-name="P1"><text:a xlink:type="simple" xlink:href="#__RefHeading___Toc920_2909966481" text:style-name="Index_20_Link" text:visited-style-name="Index_20_Link">mail() wrapper<text:tab/>22</text:a></text:p>
          <text:p text:style-name="P1"><text:a xlink:type="simple" xlink:href="#__RefHeading___Toc1079_437835681" text:style-name="Index_20_Link" text:visited-style-name="Index_20_Link">SMTP Mailer<text:tab/>23</text:a></text:p>
          <text:p text:style-name="P1"><text:a xlink:type="simple" xlink:href="#__RefHeading___Toc1156_3253660900" text:style-name="Index_20_Link" text:visited-style-name="Index_20_Link">npm/webpack<text:tab/>24</text:a></text:p>
        </text:index-body>
      </text:table-of-content>
      <text:p text:style-name="P65"/>
      <text:h text:style-name="P100"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2516034278" text:style-name="L1">
        <text:list-item>
          <text:p text:style-name="P114">Create a new folder where you want to have your project in</text:p>
        </text:list-item>
        <text:list-item>
          <text:p text:style-name="P114">Open your desired command terminal and switch to the directory</text:p>
        </text:list-item>
        <text:list-item>
          <text:p text:style-name="P114">Run the command: composer create-project danielbrendel/asatru-php</text:p>
        </text:list-item>
        <text:list-item>
          <text:p text:style-name="P114">Wait until composer has finished its job.</text:p>
        </text:list-item>
        <text:list-item>
          <text:p text:style-name="P114">That‘s it. You can now start developing apps with the framework.</text:p>
        </text:list-item>
        <text:list-item>
          <text:p text:style-name="P115">If everything worked fine you should see a welcome message under &lt;url&gt;/&lt;project-dir&gt;/<text:span text:style-name="T81">index</text:span></text:p>
        </text:list-item>
      </text:list>
      <text:p text:style-name="P7"/>
      <text:p text:style-name="P7"/>
      <text:p text:style-name="P7"/>
      <text:h text:style-name="P112" text:outline-level="2"><text:bookmark-start text:name="__RefHeading___Toc283_4260699229"/><text:span text:style-name="T73">C</text:span><text:span text:style-name="T74">ontroller</text:span><text:bookmark-end text:name="__RefHeading___Toc283_4260699229"/></text:h>
      <text:p text:style-name="P79"/>
      <text:p text:style-name="P68"><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Normal routes specify the URL it handles. For instance if you want to handle the URL </text:span><text:span text:style-name="T3">index then you just use as first token ‚/index‘. You can have long routes, too, for instance /my/long/route. </text:span><text:span text:style-name="T4">You can specify parameters by using {name} where „name“ is the parameter identifier which can later be used in the controller to fetch the provided value. </text:span></text:p>
      <text:p text:style-name="P69"><text:span text:style-name="T4">T</text:span><text:span text:style-name="T5">he second token is the </text:span><text:span text:style-name="T33">method and the </text:span><text:span text:style-name="T5">handler. </text:span><text:span text:style-name="T33">The method specifies the request type of which this route shall be handled, e.g. </text:span><text:span text:style-name="T57">GET, POST, PATCH, etc</text:span><text:span text:style-name="T33">. Specify ANY if the handler shall handle this route on any request type. </text:span><text:span text:style-name="T5">T</text:span><text:span text:style-name="T33">he handler</text:span><text:span text:style-name="T5">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70"><text:span text:style-name="T5">L</text:span><text:span text:style-name="T2">et‘s assume we have the tokens: </text:span><text:span text:style-name="T35">array(</text:span><text:span text:style-name="T2">‚/index‘, </text:span><text:span text:style-name="T34">‚GET‘, </text:span><text:span text:style-name="T2">‚index@index‘</text:span><text:span text:style-name="T34">)</text:span></text:p>
      <text:p text:style-name="P9"/>
      <text:p text:style-name="P70"><text:span text:style-name="T5">S</text:span><text:span text:style-name="T2">o, the next step is to create a controller file. Controller files are located in app/controller. Create there a new file called index.php. Now inside create the class IndexController and also create a method „index()“. </text:span><text:span text:style-name="T6">This method will then be called when the URL is hit </text:span><text:span text:style-name="T57">using GET method.</text:span></text:p>
      <text:p text:style-name="P10"/>
      <text:p text:style-name="P71"><text:span text:style-name="T6">N</text:span><text:span text:style-name="T2">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3582113690" text:style-name="L2">
        <text:list-item>
          <text:p text:style-name="P160">Asatru\View\ViewHandler: Let‘s you return a view. See section ‚Views‘ for details</text:p>
        </text:list-item>
        <text:list-item>
          <text:p text:style-name="P160">Asatru\View\PlainHandler: Let‘s you return plain text. No HTML is rendered</text:p>
        </text:list-item>
        <text:list-item>
          <text:p text:style-name="P161">Asatru\View\JsonHandler: Let‘s you return Json <text:span text:style-name="T102">content</text:span></text:p>
        </text:list-item>
        <text:list-item>
          <text:p text:style-name="P162">Asatru\View\XmlHandler: Let‘s you return XML <text:span text:style-name="T102">content</text:span></text:p>
        </text:list-item>
        <text:list-item>
          <text:p text:style-name="P163">Asatru\View\CsvHandler: Let‘s you return CSV content</text:p>
        </text:list-item>
        <text:list-item>
          <text:p text:style-name="P160">Asatru\View\RedirectHandler: Let‘s you redirect to an URL</text:p>
        </text:list-item>
        <text:list-item>
          <text:p text:style-name="P160">Asatru\View\DownloadHandler: Let the client download a file</text:p>
        </text:list-item>
        <text:list-item>
          <text:p text:style-name="P164">Asatru\View\CustomHandler: Let‘s you customize the type of output</text:p>
        </text:list-item>
      </text:list>
      <text:p text:style-name="P71"/>
      <text:p text:style-name="P76">Each controller handler method accepts a $request variable. It references a request object which can be used to query the dynamic URL parameters or the <text:span text:style-name="T104">request</text:span> data:</text:p>
      <text:list xml:id="list3728134918" text:style-name="L3">
        <text:list-item>
          <text:p text:style-name="P165">Call $request→arg(&lt;name&gt;) in order to fetch an URL parameter</text:p>
        </text:list-item>
        <text:list-item>
          <text:p text:style-name="P165">Call $request→params()→query(&lt;name&gt;) fo fetch a <text:span text:style-name="T104">HTTP request data</text:span>.</text:p>
        </text:list-item>
      </text:list>
      <text:p text:style-name="P71"/>
      <text:p text:style-name="P89">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2810669275" text:style-name="L4">
        <text:list-item>
          <text:p text:style-name="P166"><text:soft-page-break/>required: This item must be provided</text:p>
        </text:list-item>
        <text:list-item>
          <text:p text:style-name="P166">email: The item must contain a valid E-Mail address</text:p>
        </text:list-item>
        <text:list-item>
          <text:p text:style-name="P166">min:&lt;num&gt; The item must contain at least &lt;num&gt; characters</text:p>
        </text:list-item>
        <text:list-item>
          <text:p text:style-name="P166">max:&lt;num&gt; The item must contain not more than &lt;num&gt; characters</text:p>
        </text:list-item>
        <text:list-item>
          <text:p text:style-name="P167">datetime The item needs to be in a valid datetime format</text:p>
        </text:list-item>
        <text:list-item>
          <text:p text:style-name="P169">number The item needs to be a valid number</text:p>
        </text:list-item>
        <text:list-item>
          <text:p text:style-name="P169">regex:pattern The item must match the regex pattern</text:p>
          <text:p text:style-name="P169"/>
        </text:list-item>
      </text:list>
      <text:p text:style-name="P87">Separate a validator with the | character, e.g. „required|email“.</text:p>
      <text:p text:style-name="P87"/>
      <text:p text:style-name="P86">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251640417" text:style-name="L5">
        <text:list-item>
          <text:p text:style-name="P168">public function getIdent(): Return the name of your validator ident. This is used in the validation string identifying your validator. </text:p>
        </text:list-item>
        <text:list-item>
          <text:p text:style-name="P168">Public function verify($value, $args = null): This method is used to validate the data. It recieves the value that needs to be checked and optionally arguments that to adjust the validation</text:p>
        </text:list-item>
        <text:list-item>
          <text:p text:style-name="P168">public function getError(): Here you need to return an error string describing the failure if the validation has failed </text:p>
        </text:list-item>
      </text:list>
      <text:p text:style-name="P86"/>
      <text:p text:style-name="P86">You can create a validator comfortably using the asatru CLI command.</text:p>
      <text:p text:style-name="P86"/>
      <text:p text:style-name="P86">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86"/>
      <text:p text:style-name="P96">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h text:style-name="P101" text:outline-level="2"><text:bookmark-start text:name="__RefHeading___Toc285_4260699229"/>V<text:span text:style-name="T78">iews</text:span><text:bookmark-end text:name="__RefHeading___Toc285_4260699229"/></text:h>
      <text:p text:style-name="P11"/>
      <text:p text:style-name="P72"><text:span text:style-name="T8">When your controller method is called you will m</text:span><text:span text:style-name="T7">ost of the times want to render a view. There you can utilize the Asatru\View\ViewHandler class. You can specify three different items:</text:span></text:p>
      <text:list xml:id="list851859884" text:style-name="L6">
        <text:list-item>
          <text:p text:style-name="P116">ViewHandler::setVars(&lt;array&gt;): Let‘s you pass variables to the view <text:span text:style-name="T92">as key-value pairs</text:span></text:p>
        </text:list-item>
        <text:list-item>
          <text:p text:style-name="P116">ViewHandler::setLayout(&lt;string&gt;): Let‘s you specify the layout file to be used</text:p>
        </text:list-item>
        <text:list-item>
          <text:p text:style-name="P116">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3">key-value paired </text:span>variables array. <text:span text:style-name="T98">There is also a helper function view() available.</text:span></text:p>
      <text:p text:style-name="P13"/>
      <text:p text:style-name="P73"><text:span text:style-name="T2">A layout file is used as your basis view layout. There you can for instance specify the header of the HTML document and a footer. A yield is defined via {%name%} where „name“ is the name of the yield which is used via setYield(). </text:span><text:span text:style-name="T9">Basically every yield token will then be replaced with the content of the yield file.</text:span></text:p>
      <text:p text:style-name="P14"/>
      <text:p text:style-name="P74"><text:span text:style-name="T9">I</text:span><text:span text:style-name="T2">nside your view files you can also use the template engine. This is especially useful for writing code faster </text:span><text:span text:style-name="T50">and more convenient</text:span><text:span text:style-name="T2">. The following template commands exist</text:span></text:p>
      <text:list xml:id="list3521389291" text:style-name="L7">
        <text:list-item>
          <text:p text:style-name="P171"><text:span text:style-name="T2">@if: </text:span><text:span text:style-name="T10">Renders</text:span><text:span text:style-name="T2"> an if statement, for instance: @if ($myvar === true)</text:span></text:p>
        </text:list-item>
        <text:list-item>
          <text:p text:style-name="P117">@elseif: Continue with an alternative if statement. For instance: @elseif ($myvar === false)</text:p>
        </text:list-item>
        <text:list-item>
          <text:p text:style-name="P117">@else: Specify an else statement</text:p>
        </text:list-item>
        <text:list-item>
          <text:p text:style-name="P117">@endif: Ends the if condition</text:p>
        </text:list-item>
        <text:list-item>
          <text:p text:style-name="P171"><text:span text:style-name="T2">@for: </text:span><text:span text:style-name="T10">Renders</text:span><text:span text:style-name="T2"> a for loop. For instance: @</text:span><text:span text:style-name="T10">for ($i = 0; $i &lt; 10; $i++)</text:span></text:p>
        </text:list-item>
        <text:list-item>
          <text:p text:style-name="P118">@endfor: Ends the for loop</text:p>
        </text:list-item>
        <text:list-item>
          <text:p text:style-name="P170"><text:span text:style-name="T10">@foreach: Renders a foreach loop. </text:span><text:span text:style-name="T11">For instance: @foreach ($tokens as $token)</text:span></text:p>
        </text:list-item>
        <text:list-item>
          <text:p text:style-name="P119">@endforeach: Ends the foreach statement</text:p>
        </text:list-item>
        <text:list-item>
          <text:p text:style-name="P119">@while: Renders a while statement. For instance: @while ($a &lt; 10)</text:p>
        </text:list-item>
        <text:list-item>
          <text:p text:style-name="P119">@endwhile: Ends a while statement</text:p>
        </text:list-item>
        <text:list-item>
          <text:p text:style-name="P120">@break: Renders a break statement</text:p>
        </text:list-item>
        <text:list-item>
          <text:p text:style-name="P120">@continue: Renders a continue statement</text:p>
        </text:list-item>
        <text:list-item>
          <text:p text:style-name="P120">@switch: Renders a switch statement. For instance @switch ($var)</text:p>
        </text:list-item>
        <text:list-item>
          <text:p text:style-name="P120">@case: Renders a case condition. For instance @case 1</text:p>
        </text:list-item>
        <text:list-item>
          <text:p text:style-name="P120">@default: Renders a default condition.</text:p>
        </text:list-item>
        <text:list-item>
          <text:p text:style-name="P120">@endswitch: Ends the switch statement</text:p>
        </text:list-item>
        <text:list-item>
          <text:p text:style-name="P120">@comment: Renders a comment. For instance @comment This is rendered as a comment</text:p>
        </text:list-item>
        <text:list-item>
          <text:p text:style-name="P120">@include<text:span text:style-name="T104">(‚file‘)</text:span>: Replaces the line with the rendered content of the specified file. For instance @include<text:span text:style-name="T104">(</text:span>„my-file.php“<text:span text:style-name="T104">)</text:span></text:p>
        </text:list-item>
        <text:list-item>
          <text:p text:style-name="P120">@isset: Checks whether an object is set</text:p>
        </text:list-item>
        <text:list-item>
          <text:p text:style-name="P120">@isnotset: Checks whether an object is not set</text:p>
        </text:list-item>
        <text:list-item>
          <text:p text:style-name="P120">@endset: Ends the block if an isset/isnotset statement</text:p>
        </text:list-item>
        <text:list-item>
          <text:p text:style-name="P121">@end: Generic block ending</text:p>
        </text:list-item>
        <text:list-item>
          <text:p text:style-name="P119">@csrf: Inserts a hidden input field with the current CSRF token used for forms</text:p>
        </text:list-item>
        <text:list-item>
          <text:p text:style-name="P122">@method(‚name‘): Inserts a hidden input field with a custom request method, useful to use request methods such as PATCH, PUT or DELETE in your forms.</text:p>
        </text:list-item>
        <text:list-item>
          <text:p text:style-name="P123"><text:soft-page-break/>{{ &lt;output&gt; }}: This will output your code into the buffer. This can be used to output variables. Internally it uses htmlspecialchars in order to prevent XSS.</text:p>
        </text:list-item>
        <text:list-item>
          <text:p text:style-name="P124">@{{ expression }}: Will leave the expression wrapped in brackets.</text:p>
        </text:list-item>
      </text:list>
      <text:p text:style-name="P15"/>
      <text:p text:style-name="P57">You can also create custom template commands. Add them with the helper template_command().</text:p>
      <text:p text:style-name="P17"/>
      <text:p text:style-name="P75"><text:span text:style-name="T2">You can use flash messages. You can check if a flash message exists with FlashMessage::hasMsg(</text:span><text:span text:style-name="T12">&lt;name&gt;</text:span><text:span text:style-name="T2">) and query a flash message with FlashMessage::getMsg(</text:span><text:span text:style-name="T12">&lt;name&gt;</text:span><text:span text:style-name="T2">) both passing the name of the flash message. </text:span><text:span text:style-name="T12">You can set a flash message in your controller with FlashMessage::setMsg(&lt;name&gt;, &lt;text&gt;).</text:span></text:p>
      <text:p text:style-name="P16"/>
      <text:p text:style-name="P18">Resources such as CSS or JavaScript files should be placed inside the app/resources folder <text:span text:style-name="T103">when using as input (for instance for webpack) and in public/ when referencing in your code</text:span>.</text:p>
      <text:h text:style-name="P103" text:outline-level="2"><text:bookmark-start text:name="__RefHeading___Toc287_4260699229"/>Database access<text:bookmark-end text:name="__RefHeading___Toc287_4260699229"/></text:h>
      <text:p text:style-name="P77"><text:span text:style-name="T12">I</text:span><text:span text:style-name="T2">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83"><text:span text:style-name="T28">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3">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4">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29">In order to alter a table you just use the method append() in order to insert a new column. </text:span><text:span text:style-name="T30">Note that you may not mix creation of new tables with altering tables.</text:span></text:p>
      <text:p text:style-name="P21"/>
      <text:p text:style-name="P20">In your down() method you call the drop() method of a database object.</text:p>
      <text:p text:style-name="P20"/>
      <text:p text:style-name="P82"><text:span text:style-name="T22">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1">xtends</text:span><text:span text:style-name="T22"> the Asatru\Database\Model c</text:span><text:span text:style-name="T21">lass</text:span><text:span text:style-name="T22">. You have to implement the static method tableName() which returns a string that identifiers the migration associated with this model. </text:span><text:span text:style-name="T15">After that you can implement your static getters and setters. </text:span><text:span text:style-name="T21">You can perform s</text:span><text:span text:style-name="T23">elect</text:span><text:span text:style-name="T21">, update, insert, delete and raw queries:</text:span></text:p>
      <text:p text:style-name="P42"/>
      <text:list xml:id="list655697092" text:style-name="L8">
        <text:list-item>
          <text:p text:style-name="P172"><text:span text:style-name="T21">M</text:span><text:span text:style-name="T2">odel::where(name, comparision, value): Use a conditional and-query. Call the method for each condition</text:span></text:p>
        </text:list-item>
        <text:list-item>
          <text:p text:style-name="P125">Model::whereOr(name, comparision, value): Use a conditional or-query. Call the method for each condition</text:p>
        </text:list-item>
        <text:list-item>
          <text:p text:style-name="P125">Model::limit(count): Limit the query result</text:p>
        </text:list-item>
        <text:list-item>
          <text:p text:style-name="P125">Model::groupBy(ident): Group items by ident</text:p>
        </text:list-item>
        <text:list-item>
          <text:p text:style-name="P125">Model::orderBy(ident, type): Order items by ident. Type is either asc or desc.</text:p>
        </text:list-item>
        <text:list-item>
          <text:p text:style-name="P125">Model::first(): Get first item. <text:span text:style-name="T105">Returns a collection with accessors to the items</text:span></text:p>
        </text:list-item>
        <text:list-item>
          <text:p text:style-name="P125">Model::get(): Perform the query and get the items. <text:span text:style-name="T105">Returns a collection with collections for each retrieved item</text:span></text:p>
        </text:list-item>
        <text:list-item>
          <text:p text:style-name="P125">Model::all(): Get the entire table. <text:span text:style-name="T107">Returns a collection with collections for all items.</text:span></text:p>
        </text:list-item>
        <text:list-item>
          <text:p text:style-name="P126">Model::find(id, key): Find an entry by id. Use key parameter if you want to specify the name of the key so look for</text:p>
        </text:list-item>
        <text:list-item>
          <text:p text:style-name="P125">Model::count(): Get the amount of found items</text:p>
        </text:list-item>
        <text:list-item>
          <text:p text:style-name="P127">Model::aggregate(type, column, opt:name): Find an aggregate of the column (avg, min, max, sum, etc.)</text:p>
        </text:list-item>
        <text:list-item>
          <text:p text:style-name="P127">Model::whereBetween(column, value1, value2): Use a conditional between and-query. Call the method for each condition</text:p>
        </text:list-item>
        <text:list-item>
          <text:p text:style-name="P127"><text:soft-page-break/>Model::whereBetweenOr(column, value1, value2): Use a conditional between or-query. Call the method for each condition</text:p>
        </text:list-item>
        <text:list-item>
          <text:p text:style-name="P125">Model::update(ident, value): Add this item to the updated item list</text:p>
        </text:list-item>
        <text:list-item>
          <text:p text:style-name="P125">Model::insert(ident, value): Add this item to the inserted item list</text:p>
        </text:list-item>
        <text:list-item>
          <text:p text:style-name="P125">Model::go(): Perform either an update or insert operation</text:p>
        </text:list-item>
        <text:list-item>
          <text:p text:style-name="P125">Model::delete(): Perform a delete operation</text:p>
        </text:list-item>
        <text:list-item>
          <text:p text:style-name="P128">Model::raw(qry, args): Perform a raw database operation</text:p>
        </text:list-item>
      </text:list>
      <text:p text:style-name="P99"><text:span text:style-name="T26">T</text:span><text:span text:style-name="T2">he result of the operation depends of the its kind:</text:span></text:p>
      <text:list xml:id="list2786421414" text:style-name="L9">
        <text:list-item>
          <text:p text:style-name="P129">For fetching data it returns an instance of Asatru\Database\Collection</text:p>
          <text:list>
            <text:list-item>
              <text:p text:style-name="P129">call the count() method to get the amount of collected entries</text:p>
            </text:list-item>
            <text:list-item>
              <text:p text:style-name="P129">call the get(&lt;ident&gt;) method to get the related item. This can be an instance of the collection class, too.</text:p>
            </text:list-item>
            <text:list-item>
              <text:p text:style-name="P129">Call each(&lt;callback&gt;) in order to iterate through all collected items</text:p>
            </text:list-item>
          </text:list>
        </text:list-item>
        <text:list-item>
          <text:p text:style-name="P129">For inserting, updating and deleting it returns a boolean indicating whether the operation could be executed</text:p>
        </text:list-item>
        <text:list-item>
          <text:p text:style-name="P129">For getting the count it returns the amount of found entries</text:p>
        </text:list-item>
      </text:list>
      <text:p text:style-name="P39"/>
      <text:p text:style-name="P85"><text:span text:style-name="T26">In order t</text:span><text:span text:style-name="T27">o manage migrations you can use the following functions:</text:span></text:p>
      <text:list xml:id="list2401626348" text:style-name="L10">
        <text:list-item>
          <text:p text:style-name="P130">migrate_fresh(): Drops all tables and recreates them</text:p>
        </text:list-item>
        <text:list-item>
          <text:p text:style-name="P130">migrate_list(): Runs only newly created migration scripts</text:p>
        </text:list-item>
        <text:list-item>
          <text:p text:style-name="P130">migrate_drop(): Drops all migrations</text:p>
        </text:list-item>
      </text:list>
      <text:p text:style-name="P44"/>
      <text:p text:style-name="P39"/>
      <text:p text:style-name="P81"><text:span text:style-name="T20">The database connection is adjusted via the .env file. S</text:span><text:span text:style-name="T21">ee</text:span><text:span text:style-name="T20"> the related section for details.</text:span></text:p>
      <text:p text:style-name="P43"/>
      <text:p text:style-name="P43"/>
      <text:h text:style-name="P102" text:outline-level="2"><text:bookmark-start text:name="__RefHeading___Toc968_4279494639"/>M<text:span text:style-name="T96">odules</text:span><text:bookmark-end text:name="__RefHeading___Toc968_4279494639"/></text:h>
      <text:p text:style-name="P12"/>
      <text:p text:style-name="P12">W<text:span text:style-name="T96">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58">In order to create a new module you can use the console.</text:p>
      <text:h text:style-name="P104" text:outline-level="2"><text:bookmark-start text:name="__RefHeading___Toc290_4260699229"/>A<text:span text:style-name="T79">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h text:style-name="P104" text:outline-level="2"><text:bookmark-start text:name="__RefHeading___Toc292_4260699229"/>L<text:span text:style-name="T79">ocalization</text:span><text:bookmark-end text:name="__RefHeading___Toc292_4260699229"/></text:h>
      <text:p text:style-name="P22"/>
      <text:p text:style-name="P88"><text:span text:style-name="T36">The framework supports localization. You can create own language files within the app/lang directory. For each language you create a new folder with the name of the localization identifier, e.g. „en“ for english. </text:span><text:span text:style-name="T16">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7">You can then query a phrase with the __(</text:span><text:span text:style-name="T37">phrase, opt:keyvalues</text:span><text:span text:style-name="T17">)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8">efined </text:span><text:span text:style-name="T17">with {name}.</text:span></text:p>
      <text:p text:style-name="P52"/>
      <text:p text:style-name="P84"><text:span text:style-name="T17">I</text:span><text:span text:style-name="T32">n order to change the current language you can call setL</text:span><text:span text:style-name="T31">anguage</text:span><text:span text:style-name="T32">(&lt;localeidentifier&gt;), e.g. „en“. </text:span><text:span text:style-name="T31">To get the current language you can call getLanguage().</text:span></text:p>
      <text:h text:style-name="P104" text:outline-level="2"><text:bookmark-start text:name="__RefHeading___Toc294_4260699229"/>L<text:span text:style-name="T79">ogging</text:span><text:bookmark-end text:name="__RefHeading___Toc294_4260699229"/></text:h>
      <text:p text:style-name="P23"/>
      <text:p text:style-name="P23">The framework supports logging. When your app is in debug mode a logfile will automatically be created inside the app/logs directory. </text:p>
      <text:p text:style-name="P23"/>
      <text:p text:style-name="P23">Use the addLog() function in order to log to the buffer. You can use different log types:</text:p>
      <text:list xml:id="list1839323885" text:style-name="L11">
        <text:list-item>
          <text:p text:style-name="P131"><text:span text:style-name="T97">ASATRU_</text:span>LOG_INFO: An information message</text:p>
        </text:list-item>
        <text:list-item>
          <text:p text:style-name="P132"><text:span text:style-name="T97">ASATRU_</text:span>LOG_DEBUG: A debug message</text:p>
        </text:list-item>
        <text:list-item>
          <text:p text:style-name="P132"><text:span text:style-name="T97">ASATRU_</text:span>LOG_WARNING: A warning message</text:p>
        </text:list-item>
        <text:list-item>
          <text:p text:style-name="P132"><text:span text:style-name="T97">ASATRU_</text:span>LOG_ERROR: An error message</text:p>
        </text:list-item>
      </text:list>
      <text:p text:style-name="P23"/>
      <text:p text:style-name="P24">In order to clean the current log buffer use clearLog(). In order to force storing the current log buffer use storeLog().</text:p>
      <text:h text:style-name="P104" text:outline-level="2"><text:bookmark-start text:name="__RefHeading___Toc296_4260699229"/>E<text:span text:style-name="T79">nvironment configuration</text:span><text:bookmark-end text:name="__RefHeading___Toc296_4260699229"/></text:h>
      <text:p text:style-name="P25"/>
      <text:p text:style-name="P95"><text:span text:style-name="T51">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0">n</text:span><text:span text:style-name="T51"> o</text:span><text:span text:style-name="T50">w</text:span><text:span text:style-name="T51">n .env file. </text:span><text:span text:style-name="T18">The .env file is automatically parsed. There you can specify different variables. Currently these exist:</text:span></text:p>
      <text:list xml:id="list3554927580" text:style-name="L12">
        <text:list-item>
          <text:p text:style-name="P133">APP_NAME: The name of your app</text:p>
        </text:list-item>
        <text:list-item>
          <text:p text:style-name="P133">APP_VERSON: The version of your app</text:p>
        </text:list-item>
        <text:list-item>
          <text:p text:style-name="P133">APP_AUTHOR: The name of the author of the app</text:p>
        </text:list-item>
        <text:list-item>
          <text:p text:style-name="P133">APP_CONTACT: Contact information of the app</text:p>
        </text:list-item>
        <text:list-item>
          <text:p text:style-name="P133">APP_DEBUG: Toggle debug mode</text:p>
        </text:list-item>
        <text:list-item>
          <text:p text:style-name="P133">APP_BASEDIR: Use this to specify the base dir on the webserver where your project is located i<text:span text:style-name="T80">n</text:span></text:p>
        </text:list-item>
        <text:list-item>
          <text:p text:style-name="P133">APP_SESSION: Toggle here whether you want to use sessions in your app</text:p>
        </text:list-item>
        <text:list-item>
          <text:p text:style-name="P134">DB_ENABLE: Set to true if you want to connect to a database</text:p>
        </text:list-item>
        <text:list-item>
          <text:p text:style-name="P133">DB_HOST: The host address for your database connection</text:p>
        </text:list-item>
        <text:list-item>
          <text:p text:style-name="P133">DB_USER: The database user name</text:p>
        </text:list-item>
        <text:list-item>
          <text:p text:style-name="P133">DB_PASSWORD: The database password</text:p>
        </text:list-item>
        <text:list-item>
          <text:p text:style-name="P133">DB_PORT: The port which shall be used for connection</text:p>
        </text:list-item>
        <text:list-item>
          <text:p text:style-name="P133">DB_DATABASE: The name of the actual database</text:p>
        </text:list-item>
        <text:list-item>
          <text:p text:style-name="P173"><text:span text:style-name="T39">DB_DRIVER: The driver to be used. Currently o</text:span><text:span text:style-name="T40">nly MySQL is supported</text:span></text:p>
        </text:list-item>
        <text:list-item>
          <text:p text:style-name="P174"><text:span text:style-name="T40">S</text:span><text:span text:style-name="T2">MTP_FROMNAME: Specify the name of the sender, e.g. your application name</text:span></text:p>
        </text:list-item>
        <text:list-item>
          <text:p text:style-name="P135">SMTP_FROMADDRESS: Specify the e-mail address which shall be used as the sender address</text:p>
        </text:list-item>
        <text:list-item>
          <text:p text:style-name="P135">SMTP_HOST: Hostname or address of the SMTP server</text:p>
        </text:list-item>
        <text:list-item>
          <text:p text:style-name="P135">SMTP_PORT: Port to connect through, e.g. 587 for TLS encrypted connection</text:p>
        </text:list-item>
        <text:list-item>
          <text:p text:style-name="P135">SMTP_USERNAME: Login name for the server</text:p>
        </text:list-item>
        <text:list-item>
          <text:p text:style-name="P135">SMTP_PASSWORD: Login password for the server</text:p>
        </text:list-item>
        <text:list-item>
          <text:p text:style-name="P135">SMTP_ENCRYPTION: Either ‚tls‘ or ‚smtps‘.</text:p>
        </text:list-item>
      </text:list>
      <text:p text:style-name="P26"/>
      <text:p text:style-name="P78"><text:span text:style-name="T2">To query an environment variable you can just use the $_ENV superglobal or use the env_get() function. </text:span><text:span text:style-name="T19">These helper function exists:</text:span></text:p>
      <text:list xml:id="list2777938651" text:style-name="L13">
        <text:list-item>
          <text:p text:style-name="P136">env_parse(&lt;file&gt;): Parse additional .env files</text:p>
        </text:list-item>
        <text:list-item>
          <text:p text:style-name="P136">env_get(&lt;ident&gt;): Query an environment variable value</text:p>
        </text:list-item>
        <text:list-item>
          <text:p text:style-name="P136">env_clear(): Clear all variables. This is normally not needed</text:p>
        </text:list-item>
        <text:list-item>
          <text:p text:style-name="P136">env_hash_error(): Check if there has been an error when parsing the env file</text:p>
        </text:list-item>
        <text:list-item>
          <text:p text:style-name="P136">env_errorStr(): Query the error string of the last parsing error</text:p>
        </text:list-item>
      </text:list>
      <text:p text:style-name="P27"/>
      <text:p text:style-name="P28">Feel free to add more environment <text:s/>variables to your .env file. Supported are strings, integers, floats, booleans and null.</text:p>
      <text:h text:style-name="P104" text:outline-level="2"><text:bookmark-start text:name="__RefHeading___Toc298_4260699229"/>H<text:span text:style-name="T79">elpers</text:span><text:bookmark-end text:name="__RefHeading___Toc298_4260699229"/></text:h>
      <text:p text:style-name="P29"/>
      <text:p text:style-name="P29">The framework provides some basic helper functions in order to ease your workflow. The following ones exist:</text:p>
      <text:list xml:id="list4212886951" text:style-name="L14">
        <text:list-item>
          <text:p text:style-name="P137">base_path(<text:span text:style-name="T103">$path</text:span>): Returns the full path to your projects root directory <text:span text:style-name="T103">where additional $path can be appended</text:span></text:p>
        </text:list-item>
        <text:list-item>
          <text:p text:style-name="P137">app_path(<text:span text:style-name="T103">$path</text:span>): Returns the full path to your app directory <text:span text:style-name="T103">where additional $path can be appended</text:span></text:p>
        </text:list-item>
        <text:list-item>
          <text:p text:style-name="P137"><text:span text:style-name="T103">public</text:span>_path(<text:span text:style-name="T103">$path</text:span>): Returns the full path to your <text:span text:style-name="T103">public</text:span> directory <text:span text:style-name="T103">where additional $path can be appended</text:span></text:p>
        </text:list-item>
        <text:list-item>
          <text:p text:style-name="P137">base_url(): Returns the full URL to your projects folder</text:p>
        </text:list-item>
        <text:list-item>
          <text:p text:style-name="P138">url($<text:span text:style-name="T103">to</text:span>): Return the full URL to the given <text:span text:style-name="T103">destination or the URL root if none specified</text:span></text:p>
        </text:list-item>
        <text:list-item>
          <text:p text:style-name="P139">asset($<text:span text:style-name="T103">asset</text:span>): Return the full URL to the specified asset. <text:span text:style-name="T103">When in debug mode and the asset does not exist then the framework throws an exception.</text:span></text:p>
        </text:list-item>
        <text:list-item>
          <text:p text:style-name="P137">csrf_token(): Returns the current CSRF token of your session</text:p>
        </text:list-item>
        <text:list-item>
          <text:p text:style-name="P140">template_command(<text:span text:style-name="T94">$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5">must be </text:span>wrapped in brackets <text:span text:style-name="T95">like valid PHP code</text:span>). Return value is a string with the <text:span text:style-name="T94">code that the template command line shall be replaced with.</text:span></text:p>
        </text:list-item>
        <text:list-item>
          <text:p text:style-name="P141">view($layout, array $yields, $vars = array()): Short way of spawning a ViewHandler instance. <text:span text:style-name="T106">As opposed to using the ViewHandler directly you can also pass only an array with yield and render file instead of array containing an array. This is useful if you only want to render one yield.</text:span></text:p>
        </text:list-item>
        <text:list-item>
          <text:p text:style-name="P142">json(array $content): Short way of returning JSON content</text:p>
        </text:list-item>
        <text:list-item>
          <text:p text:style-name="P142">xml(array $content, $root = ‚data‘): Short way of returning XML content</text:p>
        </text:list-item>
        <text:list-item>
          <text:p text:style-name="P142">csv(array $content, array $header = null): Short way of returning CSV content</text:p>
        </text:list-item>
        <text:list-item>
          <text:p text:style-name="P143">text($content): Short way of returning plain text content</text:p>
        </text:list-item>
        <text:list-item>
          <text:p text:style-name="P144">custom($type, $content): Short way of returning custom content</text:p>
        </text:list-item>
        <text:list-item>
          <text:p text:style-name="P143">redirect($to): Short way of redirecting to an URL</text:p>
        </text:list-item>
        <text:list-item>
          <text:p text:style-name="P145">back(): Used if you have the same route with different request types and want to go from the e.g. POST route back to the GET route.</text:p>
        </text:list-item>
        <text:list-item>
          <text:p text:style-name="P143">download($resource): Short way of letting the client download a resource</text:p>
        </text:list-item>
        <text:list-item>
          <text:p text:style-name="P146">env($item, $fallback = null): Shortname function to call env_get().</text:p>
        </text:list-item>
      </text:list>
      <text:p text:style-name="P59"/>
      <text:p text:style-name="P94"><text:span text:style-name="T48">If you want to use </text:span><text:span text:style-name="T49">localized </text:span><text:span text:style-name="T48">Carbon then you can use the Carbon helper to automatically use the current locale. Therefore j</text:span><text:span text:style-name="T49">ust create an instance from Carbon (global namespace) instead of Carbon\Carbon.</text:span></text:p>
      <text:h text:style-name="P104" text:outline-level="2"><text:bookmark-start text:name="__RefHeading___Toc300_4260699229"/>E<text:span text:style-name="T79">xceptions</text:span><text:bookmark-end text:name="__RefHeading___Toc300_4260699229"/></text:h>
      <text:p text:style-name="P30"/>
      <text:p text:style-name="P30">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40">Exceptions are also appended to the log buffer.</text:p>
      <text:h text:style-name="P113" text:outline-level="2"><text:bookmark-start text:name="__RefHeading___Toc546_1386177123"/><text:span text:style-name="T75">C</text:span><text:span text:style-name="T76">LI t</text:span><text:span text:style-name="T77">ool</text:span><text:bookmark-end text:name="__RefHeading___Toc546_1386177123"/></text:h>
      <text:p text:style-name="P31"/>
      <text:p text:style-name="P97"><text:span text:style-name="T52">A</text:span><text:span text:style-name="T53">satru PHP comes with a handy CLI t</text:span><text:span text:style-name="T54">ool</text:span><text:span text:style-name="T53"> which allows you to perform some operations.</text:span></text:p>
      <text:p text:style-name="P31"/>
      <text:p text:style-name="P41">Just open your prefered terminal and cd to the directory of your project. Then run the command „php asatru“ to get a list of commands.</text:p>
      <text:p text:style-name="P41"/>
      <text:p text:style-name="P41">The following commands exist:</text:p>
      <text:list xml:id="list4191326366" text:style-name="L15">
        <text:list-item>
          <text:p text:style-name="P147">help: Displays the help text</text:p>
        </text:list-item>
        <text:list-item>
          <text:p text:style-name="P147"><text:span text:style-name="T82">make:</text:span>model &lt;name&gt; &lt;table&gt;: Creates a model and migration file where name is the name of the model and table is the associated table of the database</text:p>
        </text:list-item>
        <text:list-item>
          <text:p text:style-name="P149">make:module &lt;name&gt;: Creates a new module that is dedicated to your business logic</text:p>
        </text:list-item>
        <text:list-item>
          <text:p text:style-name="P148"><text:span text:style-name="T82">make:</text:span>controller &lt;name&gt;: Creates a new controller</text:p>
        </text:list-item>
        <text:list-item>
          <text:p text:style-name="P148"><text:span text:style-name="T82">make:</text:span>language &lt;ident&gt;: Creates a new language folder structure with an app.php</text:p>
        </text:list-item>
        <text:list-item>
          <text:p text:style-name="P150">make:validator &lt;name&gt; &lt;ident&gt;: Creates a new validator with the given name and the associated validator ident</text:p>
        </text:list-item>
        <text:list-item>
          <text:p text:style-name="P151">make:event &lt;name&gt; &lt;initial_method&gt;: Creates a new event handler with name as class name and an initial handler method called (initial_method)</text:p>
        </text:list-item>
        <text:list-item>
          <text:p text:style-name="P152">make:auth: Creates a model and migration used for authentication</text:p>
        </text:list-item>
        <text:list-item>
          <text:p text:style-name="P153">make:cache: Creates a model and migration used for caching</text:p>
        </text:list-item>
        <text:list-item>
          <text:p text:style-name="P154">make:test &lt;name&gt;: Creates a new test case with the given name</text:p>
        </text:list-item>
        <text:list-item>
          <text:p text:style-name="P147">migrate:<text:span text:style-name="T82">fresh</text:span>: Creates a fresh migration of your database. Warning: This will erase all previously inserted data, so please be careful.</text:p>
        </text:list-item>
        <text:list-item>
          <text:p text:style-name="P155">migrate:list: This will only run the newly created migrations</text:p>
        </text:list-item>
        <text:list-item>
          <text:p text:style-name="P155">migrate:drop: This drops all migrations</text:p>
        </text:list-item>
        <text:list-item>
          <text:p text:style-name="P175"><text:span text:style-name="T25">s</text:span><text:span text:style-name="T24">erve</text:span><text:span text:style-name="T25"> &lt;port&gt;: Starts a development server. If port is not provided it uses the port 8000.</text:span></text:p>
        </text:list-item>
      </text:list>
      <text:p text:style-name="P41"/>
      <text:p text:style-name="P98"><text:span text:style-name="T55">Note that the CLI t</text:span><text:span text:style-name="T56">ool</text:span><text:span text:style-name="T55"> is only available in debug mode.</text:span></text:p>
      <text:h text:style-name="P105" text:outline-level="2"><text:bookmark-start text:name="__RefHeading___Toc753_2058331456"/>E<text:span text:style-name="T86">vents</text:span><text:bookmark-end text:name="__RefHeading___Toc753_2058331456"/></text:h>
      <text:p text:style-name="P32"/>
      <text:p text:style-name="P45">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5"/>
      <text:p text:style-name="P45">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87">public </text:span>method myMethod($data = null). </text:p>
      <text:p text:style-name="P45"/>
      <text:p text:style-name="P45">In order to raise an event you call the event() function passing the name of the event and optionally an argument with data. For instance event(‚my_event‘, [‚someData‘ =&gt; ‚my value‘]);</text:p>
      <text:p text:style-name="P80"/>
      <text:h text:style-name="P106" text:outline-level="2"><text:bookmark-start text:name="__RefHeading___Toc847_4258218402"/>A<text:span text:style-name="T88">uthentication</text:span><text:bookmark-end text:name="__RefHeading___Toc847_4258218402"/></text:h>
      <text:p text:style-name="P33"/>
      <text:p text:style-name="P46">V<text:span text:style-name="T88">ia the Asatru CLI you can create an authentication model and migration. Be sure to run the migration command (preferably list) after you have issued the command.</text:span></text:p>
      <text:p text:style-name="P46"/>
      <text:p text:style-name="P53">The authentication model provides you with the following methods:</text:p>
      <text:list xml:id="list400664062" text:style-name="L16">
        <text:list-item>
          <text:p text:style-name="P156">register(username, email, password): To register a new user</text:p>
        </text:list-item>
        <text:list-item>
          <text:p text:style-name="P156">login(email): To log a user in</text:p>
        </text:list-item>
        <text:list-item>
          <text:p text:style-name="P156">logout(email): To log a user out</text:p>
        </text:list-item>
        <text:list-item>
          <text:p text:style-name="P156">isUserLoggedIn(opt:email): Check if a user is logged in by email or by session ID</text:p>
        </text:list-item>
        <text:list-item>
          <text:p text:style-name="P156">getByEmail(email): Get a user data object by email</text:p>
        </text:list-item>
        <text:list-item>
          <text:p text:style-name="P156">getBySession(): Get a user data object by session (only when logged in)</text:p>
        </text:list-item>
      </text:list>
      <text:p text:style-name="P53"/>
      <text:p text:style-name="P53"/>
      <text:h text:style-name="P107" text:outline-level="2"><text:bookmark-start text:name="__RefHeading___Toc1000_2949499612"/>C<text:span text:style-name="T99">aching</text:span><text:bookmark-end text:name="__RefHeading___Toc1000_2949499612"/></text:h>
      <text:p text:style-name="P36"/>
      <text:p text:style-name="P49">V<text:span text:style-name="T88">ia the Asatru CLI you can create a caching model and migration. Be sure to run the migration command (preferably list) after you have issued the command.</text:span></text:p>
      <text:p text:style-name="P49"/>
      <text:p text:style-name="P92"><text:span text:style-name="T42">The c</text:span><text:span text:style-name="T44">ache</text:span><text:span text:style-name="T42"> model provides you with the following methods:</text:span></text:p>
      <text:list xml:id="list93846610218933" text:continue-numbering="true" text:style-name="L16">
        <text:list-item>
          <text:p text:style-name="P176"><text:span text:style-name="T42">r</text:span><text:span text:style-name="T41">emember</text:span><text:span text:style-name="T42">(i</text:span><text:span text:style-name="T41">dent</text:span><text:span text:style-name="T42">, t</text:span><text:span text:style-name="T41">imeInSeconds</text:span><text:span text:style-name="T42">, c</text:span><text:span text:style-name="T41">losure</text:span><text:span text:style-name="T42">): T</text:span><text:span text:style-name="T41">o fetch a value either from cache or directly </text:span><text:span text:style-name="T43">depending on the item existence / expiring status</text:span></text:p>
        </text:list-item>
        <text:list-item>
          <text:p text:style-name="P177"><text:span text:style-name="T41">h</text:span><text:span text:style-name="T2">as(ident): To check if an item exists in the cache</text:span></text:p>
        </text:list-item>
        <text:list-item>
          <text:p text:style-name="P157">pull(ident): To obtain and remove an item from the cache</text:p>
        </text:list-item>
        <text:list-item>
          <text:p text:style-name="P176"><text:span text:style-name="T42">f</text:span><text:span text:style-name="T41">orget</text:span><text:span text:style-name="T42">(</text:span><text:span text:style-name="T41">ident</text:span><text:span text:style-name="T42">): T</text:span><text:span text:style-name="T41">o remove an item from the cache</text:span></text:p>
        </text:list-item>
      </text:list>
      <text:h text:style-name="P108" text:outline-level="2"><text:bookmark-start text:name="__RefHeading___Toc849_4258218402"/>T<text:span text:style-name="T89">esting</text:span><text:bookmark-end text:name="__RefHeading___Toc849_4258218402"/></text:h>
      <text:p text:style-name="P34"/>
      <text:p text:style-name="P47">A<text:span text:style-name="T89">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7"/>
      <text:p text:style-name="P54">A test case class should be derived from Asatru\Testing\Test class. This way your test is well suited for testing your application so you can also test your routes.</text:p>
      <text:p text:style-name="P54"/>
      <text:p text:style-name="P54">For testing the .env is not parsed, but instead a .env.testing which you have to create. The APP_DEBUG is ignored because for testing it is forced to true.</text:p>
      <text:p text:style-name="P54"/>
      <text:p text:style-name="P55">If you want to test a route you can simply call Asatru\Testing\Test::route(type, url, data). Type is the type of request, e.g. <text:span text:style-name="T104">GET, POST, PATCH, etc</text:span>. The URL is the same as someone would type it in your browser. Data is an array where you can set GET and POST data. For instance:</text:p>
      <text:p text:style-name="P55"/>
      <text:p text:style-name="P55">array(„GET“ =&gt; array(„somevar“ =&gt; „somevalue), „POST“ =&gt; array(„somevar“ =&gt; „somevalue“))</text:p>
      <text:p text:style-name="P47"/>
      <text:p text:style-name="P54">You can use the Asatru CLI to create a new test case.</text:p>
      <text:h text:style-name="P109" text:outline-level="2"><text:bookmark-start text:name="__RefHeading___Toc920_2909966481"/>mail() wrapper<text:bookmark-end text:name="__RefHeading___Toc920_2909966481"/></text:h>
      <text:p text:style-name="P35"/>
      <text:p text:style-name="P48">T<text:span text:style-name="T90">he framework comes with a convenience wrapper for the PHP inbuilt mail() function. It can be used to use views with templating as mail content.</text:span></text:p>
      <text:p text:style-name="P48"/>
      <text:p text:style-name="P56">The <text:span text:style-name="T91">related Asatru\Mailwrapper\Mail </text:span>class provides the following methods:</text:p>
      <text:list xml:id="list56059607" text:style-name="L17">
        <text:list-item>
          <text:p text:style-name="P158">setRecipient(value): The E-Mail address of the recipient</text:p>
        </text:list-item>
        <text:list-item>
          <text:p text:style-name="P158">setSubject(value): The subject</text:p>
        </text:list-item>
        <text:list-item>
          <text:p text:style-name="P158">setView(layout, array yields, opt:data): Used layout and yields with optionally variables</text:p>
        </text:list-item>
        <text:list-item>
          <text:p text:style-name="P158">setAdditionalHeaders(headers): Set additional header information as string here</text:p>
        </text:list-item>
        <text:list-item>
          <text:p text:style-name="P158">setAdditionalParameters(params): Set additional parameters as string here</text:p>
        </text:list-item>
        <text:list-item>
          <text:p text:style-name="P158">send(): Actually call mail() to send the E-Mail</text:p>
        </text:list-item>
      </text:list>
      <text:p text:style-name="P56"/>
      <text:p text:style-name="P56"/>
      <text:h text:style-name="P110" text:outline-level="2"><text:bookmark-start text:name="__RefHeading___Toc1079_437835681"/>S<text:span text:style-name="T100">MTP Mailer</text:span><text:bookmark-end text:name="__RefHeading___Toc1079_437835681"/></text:h>
      <text:p text:style-name="P37"/>
      <text:p text:style-name="P50">T<text:span text:style-name="T100">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0"/>
      <text:p text:style-name="P93"><text:span text:style-name="T45">The </text:span><text:span text:style-name="T46">related Asatru\S</text:span><text:span text:style-name="T47">MTPMailer\SMTPMailer</text:span><text:span text:style-name="T46"> </text:span><text:span text:style-name="T45">class provides the following methods:</text:span></text:p>
      <text:list xml:id="list93846351438555" text:continue-numbering="true" text:style-name="L17">
        <text:list-item>
          <text:p text:style-name="P159">setRecipient(value): The E-Mail address of the recipient</text:p>
        </text:list-item>
        <text:list-item>
          <text:p text:style-name="P159">setSubject(value): The subject</text:p>
        </text:list-item>
        <text:list-item>
          <text:p text:style-name="P159">setView(layout, array yields, opt:data): Used layout and yields with optionally variables</text:p>
        </text:list-item>
        <text:list-item>
          <text:p text:style-name="P178"><text:span text:style-name="T45">send(): S</text:span><text:span text:style-name="T47">end the mail using the SMTP server</text:span></text:p>
        </text:list-item>
      </text:list>
      <text:p text:style-name="P60"/>
      <text:p text:style-name="P60"/>
      <text:p text:style-name="P60"/>
      <text:h text:style-name="P111" text:outline-level="2"><text:bookmark-start text:name="__RefHeading___Toc1156_3253660900"/>n<text:span text:style-name="T101">pm/webpack</text:span><text:bookmark-end text:name="__RefHeading___Toc1156_3253660900"/></text:h>
      <text:p text:style-name="P38"/>
      <text:p text:style-name="P61">The framework supports npm and webpack to build your JavaScript and CSS files. Define your JavaScript implementations in ‚<text:span text:style-name="T103">app/resources</text:span>/js/app.js‘ (you can also create other files which can be imported into the app.js) and define your SASS rules in ‚<text:span text:style-name="T103">app/resources</text:span>/sass/app.scss‘ (you can also create other files which can be imported into the file).</text:p>
      <text:p text:style-name="P51"/>
      <text:p text:style-name="P62">Whenever you have finished something and want to build your work then run the command ‚npm run build‘. This will bundle your SASS and JavaScript code into the app.js in the ‚<text:span text:style-name="T103">public</text:span>/js/app.js‘ file. </text:p>
      <text:p text:style-name="P62"/>
      <text:p text:style-name="P63">Additional JavaScript and CSS files can be put to public/js and public/css directories. Images can be placed into public/img direc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2-03-31T09:38:44.796000000</dc:date>
    <meta:editing-duration>PT8H41M23S</meta:editing-duration>
    <meta:editing-cycles>217</meta:editing-cycles>
    <meta:generator>LibreOffice/7.1.2.2$Windows_X86_64 LibreOffice_project/8a45595d069ef5570103caea1b71cc9d82b2aae4</meta:generator>
    <meta:document-statistic meta:table-count="0" meta:image-count="0" meta:object-count="0" meta:page-count="24" meta:paragraph-count="278" meta:word-count="4730" meta:character-count="28712" meta:non-whitespace-character-count="24411"/>
  </office:meta>
</office:document-meta>
</file>